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5" svg:font-family="Calibri" style:font-family-generic="swiss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Tahoma1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subtitle">
      <style:graphic-properties draw:fill-color="#ffffff" fo:min-height="12.18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subtitle">
      <style:graphic-properties draw:auto-grow-height="true" fo:min-height="12.18cm"/>
    </style:style>
    <style:style style:name="P1" style:family="paragraph">
      <style:text-properties fo:font-size="28pt" style:font-size-asian="40pt" style:font-size-complex="40pt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44pt" style:font-size-complex="44pt"/>
    </style:style>
    <style:style style:name="P4" style:family="paragraph">
      <style:text-properties fo:font-size="24pt" style:font-size-asian="32pt" style:font-size-complex="32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paragraph-properties fo:text-align="start"/>
    </style:style>
    <style:style style:name="P7" style:family="paragraph">
      <style:text-properties fo:font-size="26pt" style:font-size-asian="36pt" style:font-size-complex="36pt"/>
    </style:style>
    <style:style style:name="P8" style:family="paragraph">
      <style:paragraph-properties fo:line-height="150%" fo:text-align="center"/>
    </style:style>
    <style:style style:name="P9" style:family="paragraph">
      <style:text-properties fo:font-size="22pt" style:font-size-asian="28pt" style:font-size-complex="28pt"/>
    </style:style>
    <style:style style:name="T1" style:family="text">
      <style:text-properties fo:font-size="28pt" style:font-size-asian="40pt" style:font-size-complex="40pt"/>
    </style:style>
    <style:style style:name="T2" style:family="text">
      <style:text-properties fo:font-size="32pt" style:font-size-asian="44pt" style:font-size-complex="44pt"/>
    </style:style>
    <style:style style:name="T3" style:family="text">
      <style:text-properties fo:font-size="32pt" fo:font-style="italic" style:font-size-asian="44pt" style:font-style-asian="italic" style:font-size-complex="44pt" style:font-style-complex="italic"/>
    </style:style>
    <style:style style:name="T4" style:family="text">
      <style:text-properties style:text-position="-33% 58%" fo:font-size="32pt" fo:font-style="italic" style:font-size-asian="44pt" style:font-style-asian="italic" style:font-size-complex="44pt" style:font-style-complex="italic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style:text-position="33% 58%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text-position="-33% 58%" fo:font-style="italic" style:font-style-asian="italic" style:font-style-complex="italic"/>
    </style:style>
    <style:style style:name="T9" style:family="text">
      <style:text-properties style:text-position="-33% 58%"/>
    </style:style>
    <style:style style:name="T10" style:family="text">
      <style:text-properties style:text-position="0% 100%"/>
    </style:style>
    <style:style style:name="T11" style:family="text">
      <style:text-properties style:text-position="0% 100%" fo:font-style="italic" style:font-style-asian="italic" style:font-style-complex="italic"/>
    </style:style>
    <style:style style:name="T12" style:family="text">
      <style:text-properties fo:font-size="24pt" style:font-size-asian="32pt" style:font-size-complex="32pt"/>
    </style:style>
    <style:style style:name="T13" style:family="text">
      <style:text-properties fo:font-size="24pt" fo:font-style="italic" style:font-size-asian="32pt" style:font-style-asian="italic" style:font-size-complex="32pt" style:font-style-complex="italic"/>
    </style:style>
    <style:style style:name="T14" style:family="text">
      <style:text-properties style:font-name="Calibri3" fo:font-style="italic" style:font-name-asian="Calibri3" style:font-style-asian="italic" style:font-name-complex="Calibri3" style:font-style-complex="italic"/>
    </style:style>
    <style:style style:name="T15" style:family="text">
      <style:text-properties style:text-position="-33% 58%" style:font-name="Calibri2" fo:font-style="italic" style:font-name-asian="Calibri3" style:font-style-asian="italic" style:font-name-complex="Calibri3" style:font-style-complex="italic"/>
    </style:style>
    <style:style style:name="T16" style:family="text">
      <style:text-properties style:text-position="-33% 58%" fo:font-style="normal" style:font-style-asian="normal" style:font-style-complex="normal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tyle="normal" style:font-style-asian="normal" style:font-style-complex="normal"/>
    </style:style>
    <style:style style:name="T21" style:family="text">
      <style:text-properties style:font-name="Calibri2" style:font-name-asian="Calibri3" style:font-name-complex="Calibri3"/>
    </style:style>
    <style:style style:name="T22" style:family="text">
      <style:text-properties fo:font-size="32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23" style:family="text">
      <style:text-properties style:text-position="-33% 58%" fo:font-size="32pt" style:font-size-asian="44pt" style:font-size-complex="44pt"/>
    </style:style>
    <style:style style:name="T24" style:family="text">
      <style:text-properties fo:font-size="28pt" fo:font-style="italic" style:font-size-asian="40pt" style:font-style-asian="italic" style:font-size-complex="40pt" style:font-style-complex="italic"/>
    </style:style>
    <style:style style:name="T25" style:family="text">
      <style:text-properties fo:font-size="28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26" style:family="text">
      <style:text-properties style:text-position="33% 58%" fo:font-size="28pt" style:font-size-asian="40pt" style:font-size-complex="40pt"/>
    </style:style>
    <style:style style:name="T27" style:family="text">
      <style:text-properties style:text-position="-33% 58%" fo:font-size="28pt" fo:font-style="italic" style:font-size-asian="40pt" style:font-style-asian="italic" style:font-size-complex="40pt" style:font-style-complex="italic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fo:font-size="24pt" fo:font-style="italic" style:font-size-asian="24pt" style:font-style-asian="italic" style:font-size-complex="24pt" style:font-style-complex="italic"/>
    </style:style>
    <style:style style:name="T30" style:family="text">
      <style:text-properties style:text-position="-33% 58%" fo:font-size="24pt" fo:font-style="italic" style:font-size-asian="24pt" style:font-style-asian="italic" style:font-size-complex="24pt" style:font-style-complex="italic"/>
    </style:style>
    <style:style style:name="T31" style:family="text">
      <style:text-properties style:text-position="0% 100%" fo:font-size="24pt" style:font-size-asian="24pt" style:font-size-complex="24pt"/>
    </style:style>
    <style:style style:name="T32" style:family="text">
      <style:text-properties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33" style:family="text">
      <style:text-properties style:text-position="33% 58%" fo:font-size="24pt" style:font-size-asian="24pt" style:font-size-complex="24pt"/>
    </style:style>
    <style:style style:name="T34" style:family="text">
      <style:text-properties style:text-position="-33% 58%" fo:font-size="24pt" style:font-size-asian="24pt" style:font-size-complex="24pt"/>
    </style:style>
    <style:style style:name="T35" style:family="text">
      <style:text-properties style:text-position="-33% 58%" style:font-name="Calibri3" fo:font-style="italic" style:font-name-asian="Calibri3" style:font-style-asian="italic" style:font-name-complex="Calibri3" style:font-style-complex="italic"/>
    </style:style>
    <style:style style:name="T36" style:family="text">
      <style:text-properties style:text-position="-33% 58%" style:font-name="Calibri3" style:font-name-asian="Calibri3" style:font-name-complex="Calibri3"/>
    </style:style>
    <style:style style:name="T37" style:family="text">
      <style:text-properties style:font-name="Calibri2" fo:font-style="normal" style:font-name-asian="Calibri3" style:font-style-asian="normal" style:font-name-complex="Calibri3" style:font-style-complex="normal"/>
    </style:style>
    <style:style style:name="T38" style:family="text">
      <style:text-properties style:font-name="Calibri2" fo:font-style="italic" style:font-name-asian="Calibri3" style:font-style-asian="italic" style:font-name-complex="Calibri3" style:font-style-complex="italic"/>
    </style:style>
    <style:style style:name="T39" style:family="text">
      <style:text-properties style:font-name="Calibri2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40" style:family="text">
      <style:text-properties style:text-position="33% 58%" style:font-name="Calibri2" style:font-name-asian="Calibri3" style:font-name-complex="Calibri3"/>
    </style:style>
    <style:style style:name="T41" style:family="text">
      <style:text-properties style:font-name="Calibri3" style:font-name-asian="Calibri3" style:font-name-complex="Calibri3"/>
    </style:style>
    <style:style style:name="T42" style:family="text">
      <style:text-properties style:font-name="Calibri3" fo:font-style="normal" style:font-name-asian="Calibri3" style:font-style-asian="normal" style:font-name-complex="Calibri3" style:font-style-complex="normal"/>
    </style:style>
    <style:style style:name="T43" style:family="text">
      <style:text-properties style:text-position="0% 100%" style:font-name="Calibri2" fo:font-style="normal" style:font-name-asian="Calibri3" style:font-style-asian="normal" style:font-name-complex="Calibri3" style:font-style-complex="normal"/>
    </style:style>
    <style:style style:name="T44" style:family="text">
      <style:text-properties style:text-position="0% 100%" style:font-name="Calibri2" fo:font-style="italic" style:font-name-asian="Calibri3" style:font-style-asian="italic" style:font-name-complex="Calibri3" style:font-style-complex="italic"/>
    </style:style>
    <style:style style:name="T45" style:family="text">
      <style:text-properties style:text-position="33% 58%" fo:font-size="32pt" style:font-size-asian="44pt" style:font-size-complex="44pt"/>
    </style:style>
    <style:style style:name="T46" style:family="text">
      <style:text-properties fo:font-size="26pt" style:font-size-asian="36pt" style:font-size-complex="36pt"/>
    </style:style>
    <style:style style:name="T47" style:family="text">
      <style:text-properties fo:font-size="26pt" fo:font-style="italic" style:font-size-asian="36pt" style:font-style-asian="italic" style:font-size-complex="36pt" style:font-style-complex="italic"/>
    </style:style>
    <style:style style:name="T48" style:family="text">
      <style:text-properties style:text-position="33% 58%" fo:font-style="normal" style:font-style-asian="normal" style:font-style-complex="normal"/>
    </style:style>
    <style:style style:name="T49" style:family="text">
      <style:text-properties fo:font-size="32pt" fo:font-style="normal" style:font-size-asian="44pt" style:font-style-asian="normal" style:font-size-complex="44pt" style:font-style-complex="normal"/>
    </style:style>
    <style:style style:name="T50" style:family="text"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T51" style:family="text">
      <style:text-properties style:text-position="0% 100%" style:font-name="Calibri3" style:font-name-asian="Calibri3" style:font-name-complex="Calibri3"/>
    </style:style>
    <style:style style:name="T52" style:family="text">
      <style:text-properties style:text-position="-33% 58%" fo:font-size="28pt" style:font-size-asian="40pt" style:font-size-complex="40pt"/>
    </style:style>
    <style:style style:name="T53" style:family="text">
      <style:text-properties fo:font-size="24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54" style:family="text">
      <style:text-properties style:text-position="33% 58%" fo:font-size="24pt" style:font-size-asian="32pt" style:font-size-complex="32pt"/>
    </style:style>
    <style:style style:name="T55" style:family="text">
      <style:text-properties style:text-position="-33% 58%" style:font-name="Calibri3" fo:font-style="normal" style:font-name-asian="Calibri3" style:font-style-asian="normal" style:font-name-complex="Calibri3" style:font-style-complex="normal"/>
    </style:style>
    <style:style style:name="T56" style:family="text">
      <style:text-properties style:font-name="Calibri3" fo:font-style="italic" fo:font-weight="bold" style:font-name-asian="Calibri3" style:font-style-asian="italic" style:font-weight-asian="bold" style:font-name-complex="Calibri3" style:font-style-complex="italic" style:font-weight-complex="bold"/>
    </style:style>
    <style:style style:name="T57" style:family="text">
      <style:text-properties style:text-position="33% 58%" style:font-name="Calibri3" style:font-name-asian="Calibri3" style:font-name-complex="Calibri3"/>
    </style:style>
    <style:style style:name="T58" style:family="text">
      <style:text-properties style:text-position="33% 58%" style:font-name="Calibri3" fo:font-style="italic" style:font-name-asian="Calibri3" style:font-style-asian="italic" style:font-name-complex="Calibri3" style:font-style-complex="italic"/>
    </style:style>
    <style:style style:name="T59" style:family="text">
      <style:text-properties style:text-position="-33% 58%" fo:font-weight="normal" style:font-weight-asian="normal" style:font-weight-complex="normal"/>
    </style:style>
    <style:style style:name="T60" style:family="text">
      <style:text-properties fo:font-size="2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61" style:family="text">
      <style:text-properties style:text-position="0% 100%" fo:font-style="normal" style:font-style-asian="normal" style:font-style-complex="normal"/>
    </style:style>
    <style:style style:name="T62" style:family="text">
      <style:text-properties style:font-name="Calibri3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63" style:family="text">
      <style:text-properties style:text-position="-33% 58%" style:font-name="Calibri3" fo:font-style="normal" fo:font-weight="normal" style:font-name-asian="Calibri3" style:font-style-asian="normal" style:font-weight-asian="normal" style:font-name-complex="Calibri3" style:font-style-complex="normal" style:font-weight-complex="normal"/>
    </style:style>
    <style:style style:name="T64" style:family="text">
      <style:text-properties style:font-name="Calibri3" fo:font-style="italic" fo:font-weight="normal" style:font-name-asian="Calibri3" style:font-style-asian="italic" style:font-weight-asian="normal" style:font-name-complex="Calibri3" style:font-style-complex="italic" style:font-weight-complex="normal"/>
    </style:style>
    <style:style style:name="T65" style:family="text">
      <style:text-properties fo:font-size="22pt" style:font-size-asian="28pt" style:font-size-complex="28pt"/>
    </style:style>
    <style:style style:name="T66" style:family="text">
      <style:text-properties fo:font-size="22pt" fo:font-style="italic" style:font-size-asian="28pt" style:font-style-asian="italic" style:font-size-complex="28pt" style:font-style-complex="italic"/>
    </style:style>
    <style:style style:name="T67" style:family="text">
      <style:text-properties style:text-position="-33% 58%" fo:font-size="22pt" style:font-size-asian="28pt" style:font-size-complex="28pt"/>
    </style:style>
    <style:style style:name="T68" style:family="text">
      <style:text-properties fo:font-size="22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69" style:family="text">
      <style:text-properties style:text-position="-33% 58%" fo:font-size="22pt" fo:font-style="normal" style:font-size-asian="28pt" style:font-style-asian="normal" style:font-size-complex="28pt" style:font-style-complex="normal"/>
    </style:style>
    <style:style style:name="T70" style:family="text">
      <style:text-properties style:text-position="33% 58%" fo:font-size="22pt" style:font-size-asian="28pt" style:font-size-complex="28pt"/>
    </style:style>
    <style:style style:name="T71" style:family="text">
      <style:text-properties style:text-position="-33% 58%" fo:font-size="24pt" fo:font-style="italic" style:font-size-asian="32pt" style:font-style-asian="italic" style:font-size-complex="32pt" style:font-style-complex="italic"/>
    </style:style>
    <style:style style:name="T72" style:family="text">
      <style:text-properties style:text-position="-33% 58%" fo:font-size="24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ist der klassische Drehimpuls keine reine Teilcheneigenschaf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Weil er auch von der Wahl eines Bezugspunkts abhängt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4" draw:text-style-name="P1" draw:layer="layout" svg:width="25.199cm" svg:height="3.506cm" svg:x="1.4cm" svg:y="0.836cm" presentation:class="title" presentation:user-transformed="true">
          <draw:text-box>
            <text:p><text:span text:style-name="T1">Warum lassen sich zwei Bahndrehimpulskomponenten nicht gleichzeitig scharf messen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 sich jede Drehimpulskomponente als Poisson-Klammer der jeweils anderen Komponenten schreiben lässt und nach dem Korrespondenzprinzip den Poisson-Klammern zwischen klassischen Variablen bis auf einen Faktor i <text:s text:c="2"/>Kommutatoren zwischen den entsprechenden quantenmechanischen Observablen entsprechen, sieht man dass einzelne Bahndrehimpulskomponenten nicht miteinander kommutieren. Sie sind als nicht gleichzeitig scharf messbar.</text:p>
          </draw:text-box>
        </draw:frame>
        <draw:frame draw:style-name="gr2" draw:text-style-name="P2" draw:layer="layout" svg:width="0.665cm" svg:height="0.847cm" svg:x="13.867cm" svg:y="10.61cm">
          <text:p/>
          <draw:object xlink:href="../hbar.odf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Wie lautet die verallgemeinerte Unschärferelation für </text:span><text:span text:style-name="T3">L</text:span><text:span text:style-name="T4">x</text:span><text:span text:style-name="T2"> und </text:span><text:span text:style-name="T3">L</text:span><text:span text:style-name="T4">z</text:span><text:span text:style-name="T2">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8.151cm" svg:height="2.149cm" svg:x="9.924cm" svg:y="9.425cm">
          <text:p/>
          <draw:object xlink:href="../verallgemeinerte%20Unschärferelation%20für%20Lz%20Lx.odf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Kann man <text:span text:style-name="T5">L</text:span><text:span text:style-name="T6">2</text:span> und <text:span text:style-name="T7">L</text:span><text:span text:style-name="T8">y</text:span> gleichzeitig scharf mess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Ja, da das Bahndrehimpulsquadrat <text:span text:style-name="T5">L</text:span><text:span text:style-name="T6">2</text:span> mit jeder Komponenten von <text:span text:style-name="T5">L</text:span> vertauscht:</text:p>
            <text:p/>
            <text:p>[<text:span text:style-name="T5">L</text:span><text:span text:style-name="T6">2</text:span> , <text:span text:style-name="T7">L</text:span><text:span text:style-name="T8">i</text:span>]<text:span text:style-name="T9">-</text:span><text:span text:style-name="T10"> = 0 <text:s text:c="2"/>∀ </text:span><text:span text:style-name="T11">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4" draw:text-style-name="P4" draw:layer="layout" svg:width="25.199cm" svg:height="3.506cm" svg:x="1.4cm" svg:y="0.834cm" presentation:class="title" presentation:user-transformed="true">
          <draw:text-box>
            <text:p><text:span text:style-name="T12">Warum ist beim </text:span><text:span text:style-name="T13">korrespondenzmäßigen</text:span><text:span text:style-name="T12"> Übergang von klassischen Variablen zu quantenmechanischen Operatoren beim Drehimpuls </text:span><text:span text:style-name="T13">kein Symmetrisieren</text:span><text:span text:style-name="T12"> erforderlich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Man ersetzt beim korrespondenzmäßigen Übergang die Orts- und Impulsvariable durch entsprechende hermitesche Operatoren:</text:p>
            <text:p/>
            <text:p/>
            <text:p/>
            <text:p/>
            <text:p><text:tab/><text:tab/><text:tab/>kommutieren nur für <text:span text:style-name="T7">m</text:span> = <text:span text:style-name="T7">n</text:span> nicht, dann aber ist <text:span text:style-name="T14">ε</text:span><text:span text:style-name="T15">imn</text:span> gleich Null.</text:p>
          </draw:text-box>
        </draw:frame>
        <draw:frame draw:style-name="gr2" draw:text-style-name="P2" draw:layer="layout" svg:width="7.204cm" svg:height="3.831cm" svg:x="10.397cm" svg:y="9.584cm">
          <text:p/>
          <draw:object xlink:href="../Korrespondenzmäßiger%20Übergang%20zum%20Drehimpulsoperator.odf" xlink:type="simple" xlink:show="embed" xlink:actuate="onLoad"/>
          <draw:image xlink:href="./ObjectReplacements/Object 3" xlink:type="simple" xlink:show="embed" xlink:actuate="onLoad"/>
        </draw:frame>
        <draw:frame draw:style-name="gr2" draw:text-style-name="P2" draw:layer="layout" svg:width="4.032cm" svg:height="1.515cm" svg:x="1.129cm" svg:y="13.196cm">
          <text:p/>
          <draw:object xlink:href="../hat%20x_m%20und%20hat%20p_n.odf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nd die Stufenoperatoren <text:span text:style-name="T7">L</text:span><text:span text:style-name="T9">±</text:span> definiert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7">L</text:span><text:span text:style-name="T9">+</text:span> = <text:span text:style-name="T7">L</text:span><text:span text:style-name="T8">x</text:span> + i <text:span text:style-name="T7">L</text:span><text:span text:style-name="T8">y</text:span></text:p>
            <text:p><text:span text:style-name="T7">L</text:span><text:span text:style-name="T16">-</text:span> = <text:span text:style-name="T7">L</text:span><text:span text:style-name="T8">x</text:span> – i <text:span text:style-name="T7">L</text:span><text:span text:style-name="T8">y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ergibt der Kommutator von <text:span text:style-name="T7">L</text:span><text:span text:style-name="T9">+</text:span> mit <text:span text:style-name="T7">L</text:span><text:span text:style-name="T9">−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6.917cm" svg:height="1.274cm" svg:x="10.541cm" svg:y="9.862cm">
          <text:p/>
          <draw:object xlink:href="../wichtigste%20Kommutatoren%20der%20Leiter-%20bzw.%20Stufenoperatoren%20+-.odf" xlink:type="simple" xlink:show="embed" xlink:actuate="onLoad"/>
          <draw:image xlink:href="./ObjectReplacements/Object 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sind die wesentlichen Eigenschaften einer klassischen Drehmatrix?</text:p>
          </draw:text-box>
        </draw:frame>
        <draw:frame presentation:style-name="pr2" draw:layer="layout" svg:width="25.199cm" svg:height="12.18cm" svg:x="1.4cm" svg:y="4.914cm" presentation:class="subtitle">
          <draw:text-box>
            <text:p><text:span text:style-name="T7">D</text:span><text:span text:style-name="T6">-1</text:span><text:span text:style-name="T7">D</text:span> = <text:span text:style-name="T17">1</text:span></text:p>
            <text:p/>
            <text:p>det <text:span text:style-name="T7">D</text:span> = 1</text:p>
            <text:p/>
            <text:p><text:span text:style-name="T18">= </text:span><text:span text:style-name="T19">D</text:span><text:span text:style-name="T18"> </text:span><text:span text:style-name="T5">r</text:span><text:span text:style-name="T18"> <text:s/>; <text:s text:c="2"/></text:span><text:span text:style-name="T5">r</text:span> = <text:span text:style-name="T7">D</text:span><text:span text:style-name="T6">-1</text:span> </text:p>
            <text:p><text:span text:style-name="T20"/></text:p>
            <text:p><text:span text:style-name="T7">D</text:span><text:span text:style-name="T6">-1</text:span> = <text:span text:style-name="T7">D</text:span><text:span text:style-name="T6">T</text:span></text:p>
            <text:p><text:span text:style-name="T6"/></text:p>
            <text:p><text:span text:style-name="T10">Die Spalten und Zeilen der Drehmatrix sind paarweise orthonormal</text:span></text:p>
          </draw:text-box>
        </draw:frame>
        <draw:frame draw:style-name="gr2" draw:text-style-name="P2" draw:layer="layout" svg:width="0.627cm" svg:height="1.143cm" svg:x="16.332cm" svg:y="10.374cm">
          <text:p/>
          <draw:object xlink:href="../bar%20r.odf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2" draw:layer="layout" svg:width="0.627cm" svg:height="1.143cm" svg:x="10.786cm" svg:y="10.374cm">
          <text:p/>
          <draw:object xlink:href="../bar%20r.odf" xlink:type="simple" xlink:show="embed" xlink:actuate="onLoad"/>
          <draw:image xlink:href="./ObjectReplacements/Object 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rum muss der Drehoperator <text:s text:c="3"/>unitär sei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Norm eines Zustands |<text:span text:style-name="T14">ψ</text:span><text:span text:style-name="T21">⟩</text:span> sollte unter der Wirkung von <text:s text:c="4"/>invariant bleiben:</text:p>
            <text:p/>
            <text:p/>
            <text:p/>
            <text:p>muß also unitär sein!</text:p>
          </draw:text-box>
        </draw:frame>
        <draw:frame draw:style-name="gr2" draw:text-style-name="P2" draw:layer="layout" svg:width="1.1cm" svg:height="1.8cm" svg:x="18.31cm" svg:y="1.562cm">
          <text:p/>
          <draw:object xlink:href="../hat%20D.odf" xlink:type="simple" xlink:show="embed" xlink:actuate="onLoad"/>
          <draw:image xlink:href="./ObjectReplacements/Object 8" xlink:type="simple" xlink:show="embed" xlink:actuate="onLoad"/>
        </draw:frame>
        <draw:frame draw:style-name="gr2" draw:text-style-name="P2" draw:layer="layout" svg:width="0.779cm" svg:height="1.274cm" svg:x="22.11cm" svg:y="7.716cm">
          <text:p/>
          <draw:object xlink:href="../hat%20D.odf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2" draw:layer="layout" svg:width="10.699cm" svg:height="1.274cm" svg:x="8.65cm" svg:y="10.562cm">
          <text:p/>
          <draw:object xlink:href="../Unitarität%20des%20Drehoperators.odf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2" draw:layer="layout" svg:width="0.779cm" svg:height="1.274cm" svg:x="9.556cm" svg:y="12.862cm">
          <text:p/>
          <draw:object xlink:href="../hat%20D.odf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hat man anschaulich unter der Drehung einer Observablen zu verstehe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e Drehung der zugeordneten Messapparatur, und zwar so, dass die Messung der gedrehten Observablen im gedrehten Zustand die gleichen Ergebnisse liefert wie die Messung der ursprünglichen Observablen im ursprünglichen Zustand:</text:p>
          </draw:text-box>
        </draw:frame>
        <draw:frame draw:style-name="gr2" draw:text-style-name="P2" draw:layer="layout" svg:width="13.895cm" svg:height="1.3cm" svg:x="7.052cm" svg:y="13.849cm">
          <text:p/>
          <draw:object xlink:href="../Drehung%20von%20Observablen.odf" xlink:type="simple" xlink:show="embed" xlink:actuate="onLoad"/>
          <draw:image xlink:href="./ObjectReplacements/Object 1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4" draw:text-style-name="P3" draw:layer="layout" svg:width="25.199cm" svg:height="3.506cm" svg:x="1.4cm" svg:y="0.837cm" presentation:class="title">
          <draw:text-box>
            <text:p><text:span text:style-name="T2">Welcher Zusammenhang besteht zwischen dem Drehoperator und dem Bahndrehimpulsoperator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Sie sind völlig identisch, da er identisch mit dem Impuls- und dem Ortsoperator vertauscht und die fundamentalen Vertauschungsrelationen der Drehimpulskomponenten übereinstimm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2">A</text:span><text:span text:style-name="T2"> sei ein Vektoroperator.Was können Sie über die Kommutatoren [</text:span><text:span text:style-name="T3">L</text:span><text:span text:style-name="T4">z</text:span><text:span text:style-name="T2">, </text:span><text:span text:style-name="T3">A</text:span><text:span text:style-name="T4">z</text:span><text:span text:style-name="T2">]</text:span><text:span text:style-name="T23">−</text:span><text:span text:style-name="T2"> und [</text:span><text:span text:style-name="T3">L</text:span><text:span text:style-name="T4">z</text:span><text:span text:style-name="T2">, </text:span><text:span text:style-name="T3">A</text:span><text:span text:style-name="T4">x</text:span><text:span text:style-name="T2">]</text:span><text:span text:style-name="T23">−</text:span><text:span text:style-name="T2"> aussagen?</text:span></text:p>
          </draw:text-box>
        </draw:frame>
        <draw:frame presentation:style-name="pr7" draw:layer="layout" svg:width="25.199cm" svg:height="12.18cm" svg:x="1.4cm" svg:y="4.914cm" presentation:class="subtitle">
          <draw:text-box>
            <text:p>[<text:span text:style-name="T7">L</text:span><text:span text:style-name="T8">z</text:span>, <text:span text:style-name="T7">A</text:span><text:span text:style-name="T8">z</text:span>]<text:span text:style-name="T9">−</text:span> ist Null</text:p>
            <text:p><text:s/>[<text:span text:style-name="T7">L</text:span><text:span text:style-name="T8">z</text:span>, <text:span text:style-name="T7">A</text:span><text:span text:style-name="T8">x</text:span>]<text:span text:style-name="T9">−</text:span> ist i <text:s text:c="2"/><text:span text:style-name="T7">A</text:span><text:span text:style-name="T8">y</text:span></text:p>
          </draw:text-box>
        </draw:frame>
        <draw:frame draw:style-name="gr2" draw:text-style-name="P2" draw:layer="layout" svg:width="0.665cm" svg:height="0.847cm" svg:x="15.267cm" svg:y="11.084cm">
          <text:p/>
          <draw:object xlink:href="../hbar.odf" xlink:type="simple" xlink:show="embed" xlink:actuate="onLoad"/>
          <draw:image xlink:href="./ObjectReplacements/Object 13" xlink:type="simple" xlink:show="embed" xlink:actuate="onLoad"/>
        </draw:frame>
        <draw:frame draw:style-name="gr2" draw:text-style-name="P2" draw:layer="layout" svg:width="14.679cm" svg:height="1.274cm" svg:x="6.66cm" svg:y="12.862cm">
          <text:p/>
          <draw:object xlink:href="../Kommutator%20mit%20beliebigem%20Vektoroperator.odf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Warum müssen in einem Zentralfeld </text:span><text:span text:style-name="T24">H</text:span><text:span text:style-name="T1">, </text:span><text:span text:style-name="T25">L</text:span><text:span text:style-name="T26">2</text:span><text:span text:style-name="T1"> und </text:span><text:span text:style-name="T24">L</text:span><text:span text:style-name="T27">z</text:span><text:span text:style-name="T1"> einen gemeinsamen Satz von Eigenzuständen besitzen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Zentralfelder sind durch <text:span text:style-name="T19">V</text:span>(<text:span text:style-name="T5">r</text:span>) = <text:span text:style-name="T7">V</text:span>(<text:span text:style-name="T7">r</text:span>) charakterisiert.</text:p>
            <text:p>Dann ist der gesamte Hamilton-Operator invariant gegenüber Drehungen.</text:p>
            <text:p>Da <text:span text:style-name="T7">H</text:span> in diesem Fall mit jeder Komponente von <text:span text:style-name="T5">L</text:span> kommutiert, müssen <text:span text:style-name="T7">H</text:span>, <text:span text:style-name="T5">L</text:span><text:span text:style-name="T6">2</text:span> und <text:span text:style-name="T7">L</text:span><text:span text:style-name="T8">z</text:span> einen gemeinsamen Satz von Eigenzuständen besitzen.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Welche Eigenschaften des Drehimpulsoperators werden zur Lösung seines Eigenwertproblems benötigt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Einzig die fundamentalen Vertauschungsrelationen und die Tatsache, dass es sich bei seinen Komponenten um hermitesche Operatoren handelt.</text:p>
            <text:p>(Die Überlegungen zur Lösung sind rein algebraisch)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4" draw:text-style-name="P5" draw:layer="layout" svg:width="25.199cm" svg:height="3.506cm" svg:x="1.4cm" svg:y="0.836cm" presentation:class="title" presentation:user-transformed="true">
          <draw:text-box>
            <text:p><text:span text:style-name="T28">|</text:span><text:span text:style-name="T29">α</text:span><text:span text:style-name="T30">j</text:span><text:span text:style-name="T31"> </text:span><text:span text:style-name="T29">m</text:span><text:span text:style-name="T28">&gt; sei ein Eigenzustand von </text:span><text:span text:style-name="T32">J</text:span><text:span text:style-name="T33">2</text:span><text:span text:style-name="T28"> und </text:span><text:span text:style-name="T29">J</text:span><text:span text:style-name="T30">z</text:span><text:span text:style-name="T28">. In welcher Weise ändert die Anwendung von </text:span><text:span text:style-name="T29">J</text:span><text:span text:style-name="T34">+</text:span><text:span text:style-name="T28"> oder </text:span><text:span text:style-name="T29">J</text:span><text:span text:style-name="T34">−</text:span><text:span text:style-name="T28"> diesen Zustand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Mit |<text:span text:style-name="T14">α</text:span><text:span text:style-name="T35">j</text:span><text:span text:style-name="T20"> </text:span><text:span text:style-name="T7">m</text:span>⟩ ist auch <text:span text:style-name="T19">J</text:span><text:span text:style-name="T36">±</text:span><text:span text:style-name="T21"> |</text:span><text:span text:style-name="T14">α</text:span><text:span text:style-name="T35">j</text:span><text:span text:style-name="T37"> </text:span><text:span text:style-name="T38">m</text:span><text:span text:style-name="T21">⟩ Eigenzustand zu </text:span><text:span text:style-name="T39">J</text:span><text:span text:style-name="T40">2</text:span><text:span text:style-name="T21"> mit demselben Eigenwert ℏ</text:span><text:span text:style-name="T40">2 </text:span><text:span text:style-name="T14">α</text:span><text:span text:style-name="T35">j</text:span><text:span text:style-name="T41"> und zu </text:span><text:span text:style-name="T14">J</text:span><text:span text:style-name="T35">z</text:span><text:span text:style-name="T41"> mit dem Eigenwert ℏ(</text:span><text:span text:style-name="T14">m</text:span><text:span text:style-name="T42"> </text:span><text:span text:style-name="T41">± 1).</text:span></text:p>
            <text:p><text:span text:style-name="T41"/></text:p>
            <text:p><text:span text:style-name="T41">Die Anwendung von </text:span><text:span text:style-name="T14">J</text:span><text:span text:style-name="T36">+</text:span><text:span text:style-name="T41"> bzw. </text:span><text:span text:style-name="T14">J</text:span><text:span text:style-name="T36">-</text:span><text:span text:style-name="T41"> auf den Eigenzustand |</text:span><text:span text:style-name="T14">α</text:span><text:span text:style-name="T35">j</text:span><text:span text:style-name="T42"> </text:span><text:span text:style-name="T14">m</text:span><text:span text:style-name="T42">⟩</text:span><text:span text:style-name="T41"> erhöht bzw. erniedrigt den Eigenwert von </text:span><text:span text:style-name="T14">J</text:span><text:span text:style-name="T35">z</text:span><text:span text:style-name="T41"> um ein ℏ</text:span></text:p>
            <text:p><text:span text:style-name="T41"/></text:p>
            <text:p><text:span text:style-name="T42">[ </text:span><text:span text:style-name="T14">α</text:span><text:span text:style-name="T35">j</text:span><text:span text:style-name="T43"> = </text:span><text:span text:style-name="T44">j</text:span><text:span text:style-name="T43"> (</text:span><text:span text:style-name="T44">j</text:span><text:span text:style-name="T43"> + 1) ]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">Wie lauten die Eigenwerte von </text:span><text:span text:style-name="T22">J</text:span><text:span text:style-name="T45">2</text:span><text:span text:style-name="T2"> und </text:span><text:span text:style-name="T3">J</text:span><text:span text:style-name="T4">z</text:span><text:span text:style-name="T2">? Welche Zahlenwerte können </text:span><text:span text:style-name="T3">j</text:span><text:span text:style-name="T2"> und </text:span><text:span text:style-name="T3">m</text:span><text:span text:style-name="T2"> annehmen?</text:span></text:p>
          </draw:text-box>
        </draw:frame>
        <draw:frame presentation:style-name="pr2" draw:layer="layout" svg:width="24.599cm" svg:height="12.18cm" svg:x="2cm" svg:y="4.914cm" presentation:class="subtitle" presentation:user-transformed="true">
          <draw:text-box>
            <text:p text:style-name="P6"><text:span text:style-name="T5">J</text:span><text:span text:style-name="T6">2</text:span> besitzt Eigenwerte der Form</text:p>
            <text:p>ℏ<text:span text:style-name="T6">2</text:span> <text:span text:style-name="T7">j</text:span> (<text:span text:style-name="T7">j</text:span> + 1),</text:p>
            <text:p text:style-name="P6">wobei</text:p>
            <text:p/>
            <text:p/>
            <text:p text:style-name="P6"><text:span text:style-name="T7">J</text:span><text:span text:style-name="T8">z</text:span> besitzt Eigenwerte der Form</text:p>
            <text:p>ℏ <text:span text:style-name="T7">m</text:span></text:p>
            <text:p text:style-name="P6">wobei <text:span text:style-name="T7">m</text:span> die (2<text:span text:style-name="T7">j</text:span> + 1)-Werte</text:p>
            <text:p><text:span text:style-name="T7">m</text:span> = -<text:span text:style-name="T7">j</text:span> , -<text:span text:style-name="T7">j</text:span> + 1 , . . . , <text:span text:style-name="T7">j</text:span> – 1 , <text:span text:style-name="T7">j</text:span></text:p>
            <text:p text:style-name="P6">durchläuft</text:p>
          </draw:text-box>
        </draw:frame>
        <draw:frame draw:style-name="gr2" draw:text-style-name="P2" draw:layer="layout" svg:width="10.258cm" svg:height="2.335cm" svg:x="8.67cm" svg:y="8.632cm">
          <text:p/>
          <draw:object xlink:href="../Erlaubte%20Werte%20für%20die%20Eigenwerte%20zu%20J2.odf" xlink:type="simple" xlink:show="embed" xlink:actuate="onLoad"/>
          <draw:image xlink:href="./ObjectReplacements/Object 1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<text:span text:style-name="T7">Richtungsentartung</text:span>?</text:p>
          </draw:text-box>
        </draw:frame>
        <draw:frame presentation:style-name="pr5" draw:layer="layout" svg:width="25.199cm" svg:height="12.18cm" svg:x="1.4cm" svg:y="4.914cm" presentation:class="subtitle">
          <draw:text-box>
            <text:p>Führt man an einem System eine Messung lediglich der Observablen <text:span text:style-name="T5">J</text:span><text:span text:style-name="T6">2</text:span> durch, so liegt der Zustand nach der Messung im (2<text:span text:style-name="T7">j</text:span> + 1)-dimensionalen Unterraum, der durch die Zustände</text:p>
            <text:p>|<text:span text:style-name="T7">j</text:span> <text:span text:style-name="T7">m</text:span>⟩ = |<text:span text:style-name="T7">j</text:span> <text:span text:style-name="T7">-j</text:span>⟩ , |<text:span text:style-name="T7">j</text:span> <text:span text:style-name="T7">-j</text:span><text:span text:style-name="T20"> + 1</text:span>⟩ , . . . , |<text:span text:style-name="T7">j</text:span> <text:span text:style-name="T7">j</text:span> - 1⟩ <text:s/>, |<text:span text:style-name="T7">j</text:span> <text:span text:style-name="T7">j</text:span>⟩</text:p>
            <text:p>aufgespannt wird:</text:p>
            <text:p/>
            <text:p/>
            <text:p/>
            <text:p>Dieser Unterraum setzt sich also aus allen Eigenwerten und Eigenzuständen zu <text:span text:style-name="T7">J</text:span><text:span text:style-name="T8">z</text:span> zusammen</text:p>
          </draw:text-box>
        </draw:frame>
        <draw:frame draw:style-name="gr2" draw:text-style-name="P2" draw:layer="layout" svg:width="7.513cm" svg:height="2.971cm" svg:x="10.243cm" svg:y="10.914cm">
          <text:p/>
          <draw:object xlink:href="../Richtungsentartung.odf" xlink:type="simple" xlink:show="embed" xlink:actuate="onLoad"/>
          <draw:image xlink:href="./ObjectReplacements/Object 1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draw:frame presentation:style-name="pr1" draw:text-style-name="P3" draw:layer="layout" svg:width="25.199cm" svg:height="3.511cm" svg:x="1.4cm" svg:y="0.835cm" presentation:class="title" presentation:user-transformed="true">
          <draw:text-box>
            <text:p><text:span text:style-name="T2">Welche Eigenwerte besitzen die Operatoren </text:span><text:span text:style-name="T3">J</text:span><text:span text:style-name="T4">x</text:span><text:span text:style-name="T2"> und </text:span><text:span text:style-name="T3">J</text:span><text:span text:style-name="T4">y</text:span><text:span text:style-name="T2">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selben wie <text:span text:style-name="T7">J</text:span><text:span text:style-name="T8">z</text:span>:</text:p>
            <text:p>ℏ <text:span text:style-name="T7">m</text:span></text:p>
            <text:p text:style-name="P2"/>
            <text:p text:style-name="P2">mit</text:p>
            <text:p><text:span text:style-name="T7">m</text:span> = -<text:span text:style-name="T7">j</text:span> , -<text:span text:style-name="T7">j</text:span> + 1 , . . . , <text:span text:style-name="T7">j</text:span> – 1 , <text:span text:style-name="T7">j</text:span></text:p>
            <text:p/>
            <text:p>Die Eigenzustände sind jedoch andere.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ist mit Richtungsquantelung gemeint?</text:p>
          </draw:text-box>
        </draw:frame>
        <draw:frame presentation:style-name="pr5" draw:layer="layout" svg:width="25.199cm" svg:height="12.18cm" svg:x="1.4cm" svg:y="4.914cm" presentation:class="subtitle">
          <draw:text-box>
            <text:p>Führt man eine zusätzliche Messung (zu der von <text:span text:style-name="T5">J</text:span><text:span text:style-name="T6">2</text:span>) von <text:span text:style-name="T7">J</text:span><text:span text:style-name="T8">z</text:span> durch, so wird die <text:span text:style-name="T7">Richtungsentartung</text:span> aufgehoben:</text:p>
            <text:p>Es bleibt nur noch einer der erlaubten Eigenzustände und Eigenwerte von <text:span text:style-name="T7">J</text:span><text:span text:style-name="T8">z</text:span> übrig.</text:p>
            <text:p/>
            <text:p>Dadurch wird klar dass nicht beliebige Einstellmöglichkeiten des Drehimpulses erlaubt sind, da die Eigenwerte von <text:span text:style-name="T7">J</text:span><text:span text:style-name="T8">z</text:span> diskret sind:</text:p>
            <text:p>ℏ <text:span text:style-name="T7">m</text:span></text:p>
            <text:p text:style-name="P2">mit</text:p>
            <text:p><text:span text:style-name="T7">m</text:span> = -<text:span text:style-name="T7">j</text:span> , -<text:span text:style-name="T7">j</text:span> + 1 , . . . , <text:span text:style-name="T7">j</text:span> – 1 , <text:span text:style-name="T7">j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1" draw:text-style-name="P7" draw:layer="layout" svg:width="25.199cm" svg:height="3.506cm" svg:x="1.4cm" svg:y="0.835cm" presentation:class="title" presentation:user-transformed="true">
          <draw:text-box>
            <text:p><text:span text:style-name="T46">Wie kann man die Eigenschaften des Drehimpulsoperators im Rahmen des sogenannten </text:span><text:span text:style-name="T47">Vektormodells</text:span><text:span text:style-name="T46"> verstehen?</text:span></text:p>
          </draw:text-box>
        </draw:frame>
        <draw:frame presentation:style-name="pr2" draw:text-style-name="P2" draw:layer="layout" svg:width="25.199cm" svg:height="12.18cm" svg:x="1.4cm" svg:y="4.914cm" presentation:class="subtitle" presentation:user-transformed="true">
          <draw:text-box>
            <text:p text:style-name="P2">Da man die drei Komponenten von <text:span text:style-name="T5">J</text:span> nicht gleichzeitig scharf messen kann, ist es nicht sinnvoll <text:span text:style-name="T5">J</text:span> als raumfesten Vektorpfeil darzustellen. Man behilft sich mit der Vorstellung dass <text:span text:style-name="T5">J</text:span> als Vektorpfeil um die <text:span text:style-name="T7">z</text:span>-Achse präzediert, und zwar auf der Mantelfläche eines Kegels, dessen Höhe (die Projektion des Vektors auf die <text:span text:style-name="T7">z</text:span>-Achse) gleich ℏ <text:span text:style-name="T7">m</text:span><text:span text:style-name="T20"> (der Eigenwerte zu </text:span><text:span text:style-name="T7">J</text:span><text:span text:style-name="T8">z</text:span><text:span text:style-name="T20">) ist, während seine Mantellinie (die Länge des Vektors)</text:span><text:span text:style-name="T20"><text:tab/></text:span><text:span text:style-name="T20"> </text:span><text:span text:style-name="T20"><text:tab/></text:span><text:span text:style-name="T20"><text:tab/></text:span><text:span text:style-name="T20"> <text:s text:c="8"/>(die Wurzel der Eigenwerte zu </text:span><text:span text:style-name="T5">J</text:span><text:span text:style-name="T48">2</text:span><text:span text:style-name="T20">) beträgt.</text:span></text:p>
            <text:p text:style-name="P8"><text:span text:style-name="T20">Der Kegelradius ergibt sich zu 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, was einem Eigenwert des Operators 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 entspricht.</text:span></text:p>
          </draw:text-box>
        </draw:frame>
        <draw:frame draw:style-name="gr2" draw:text-style-name="P2" draw:layer="layout" svg:width="4.467cm" svg:height="1.113cm" svg:x="20.366cm" svg:y="11.077cm">
          <text:p/>
          <draw:object xlink:href="../Mantellinie.odf" xlink:type="simple" xlink:show="embed" xlink:actuate="onLoad"/>
          <draw:image xlink:href="./ObjectReplacements/Object 17" xlink:type="simple" xlink:show="embed" xlink:actuate="onLoad"/>
        </draw:frame>
        <draw:frame draw:style-name="gr2" draw:text-style-name="P2" draw:layer="layout" svg:width="6.258cm" svg:height="1.334cm" svg:x="12.07cm" svg:y="13.366cm">
          <text:p/>
          <draw:object xlink:href="../Kegelradius%20beim%20Vektormodell.odf" xlink:type="simple" xlink:show="embed" xlink:actuate="onLoad"/>
          <draw:image xlink:href="./ObjectReplacements/Object 18" xlink:type="simple" xlink:show="embed" xlink:actuate="onLoad"/>
        </draw:frame>
        <draw:frame draw:style-name="gr2" draw:text-style-name="P2" draw:layer="layout" svg:width="6.549cm" svg:height="1.593cm" svg:x="11.325cm" svg:y="14.937cm">
          <text:p/>
          <draw:object xlink:href="../Eigenwerte%20der%20unbestimmten%20Komponenten%20des%20Drehimpulses.odf" xlink:type="simple" xlink:show="embed" xlink:actuate="onLoad"/>
          <draw:image xlink:href="./ObjectReplacements/Object 1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Eigenschaften des Drehimpulses sind klassisch völlig unverständlich?</text:p>
          </draw:text-box>
        </draw:frame>
        <draw:frame presentation:style-name="pr5" draw:layer="layout" svg:width="25.199cm" svg:height="12.18cm" svg:x="1.4cm" svg:y="4.914cm" presentation:class="subtitle">
          <draw:text-box>
            <text:p>Abgesehen von <text:span text:style-name="T7">j</text:span> = 0 ist die Maximalkomponente von <text:span text:style-name="T7">J</text:span><text:span text:style-name="T8">z</text:span> ℏ <text:span text:style-name="T7">m</text:span><text:span text:style-name="T16">max</text:span> = ℏ <text:span text:style-name="T7">j</text:span> immer kleiner als die Vektorlänge (Mantellinie) <text:tab/><text:tab/><text:tab/> <text:s text:c="3"/>:</text:p>
            <text:p>Der Drehimpuls <text:span text:style-name="T5">J</text:span> kann offenbar nie exakt die Richtung seiner Maximalkomponente einnehmen.</text:p>
            <text:p>Die exakte Ausrichtung stünde auch im Widerspruch zur Unbestimmtheitsrelation, da <text:span text:style-name="T7">J</text:span><text:span text:style-name="T8">x</text:span> und <text:span text:style-name="T7">J</text:span><text:span text:style-name="T8">y</text:span> dadurch scharf festgelegt werden würde (sie wären Null).</text:p>
          </draw:text-box>
        </draw:frame>
        <draw:frame draw:style-name="gr2" draw:text-style-name="P2" draw:layer="layout" svg:width="4.467cm" svg:height="1.113cm" svg:x="18.466cm" svg:y="8.377cm">
          <text:p/>
          <draw:object xlink:href="../Mantellinie.odf" xlink:type="simple" xlink:show="embed" xlink:actuate="onLoad"/>
          <draw:image xlink:href="./ObjectReplacements/Object 2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Wie berechnen sich die Matrixelemente der Operatoren </text:span><text:span text:style-name="T3">J</text:span><text:span text:style-name="T23">+</text:span><text:span text:style-name="T2"> und </text:span><text:span text:style-name="T3">J</text:span><text:span text:style-name="T23">−</text:span><text:span text:style-name="T2"> in der {|</text:span><text:span text:style-name="T3">j</text:span><text:span text:style-name="T2"> </text:span><text:span text:style-name="T3">m</text:span><text:span text:style-name="T49">⟩</text:span><text:span text:style-name="T2">}</text:span><text:span text:style-name="T23">-</text:span><text:span text:style-name="T2"> Darstellung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7.637cm" svg:height="3.183cm" svg:x="5.181cm" svg:y="8.908cm">
          <text:p/>
          <draw:object xlink:href="../Matrixelemente%20der%20Operatoren%20J+%20und%20J−%20in%20der%20%7Bj%20m%7D-%20Darstellung.odf" xlink:type="simple" xlink:show="embed" xlink:actuate="onLoad"/>
          <draw:image xlink:href="./ObjectReplacements/Object 2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<text:span text:style-name="T50">J</text:span><text:span text:style-name="T6">2</text:span> habe den Eigenwert 12 <text:s text:c="2"/><text:span text:style-name="T6">2</text:span>. Welche Eigenwerte sind für <text:span text:style-name="T7">J</text:span><text:span text:style-name="T8">z</text:span> möglich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ann ist <text:span text:style-name="T7">j</text:span> = 3, denn 3<text:span text:style-name="T51">·</text:span>(3 + 1) = 12.</text:p>
            <text:p/>
            <text:p>Also besitzt <text:span text:style-name="T7">J</text:span><text:span text:style-name="T8">z</text:span> die folgenden sieben (2<text:span text:style-name="T51">·</text:span>3 + 1) Eigenwerte:</text:p>
            <text:p/>
            <text:p>-3 ℏ , -2 ℏ , -1 ℏ , 0 , ℏ , 2 ℏ , 3 ℏ</text:p>
          </draw:text-box>
        </draw:frame>
        <draw:frame draw:style-name="gr2" draw:text-style-name="P2" draw:layer="layout" svg:width="0.94cm" svg:height="1.2cm" svg:x="14.767cm" svg:y="1.21cm">
          <text:p/>
          <draw:object xlink:href="../hbar.odf" xlink:type="simple" xlink:show="embed" xlink:actuate="onLoad"/>
          <draw:image xlink:href="./ObjectReplacements/Object 2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erfolgt der formale Übergang in die Ortsdarstellung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urch skalare Multiplikation der Eigenwertgleichungen mit dem bra‑Ortseigenzustand ⟨<text:span text:style-name="T5">r</text:span>| :</text:p>
            <text:p/>
            <text:p/>
            <text:p/>
            <text:p/>
          </draw:text-box>
        </draw:frame>
        <draw:frame draw:style-name="gr2" draw:text-style-name="P2" draw:layer="layout" svg:width="11.927cm" svg:height="8.679cm" svg:x="8.036cm" svg:y="10.26cm">
          <text:p/>
          <draw:object xlink:href="../formaler%20Übergang%20in%20die%20Ortsdarstellung.odf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wirkt der Orts- und Impulsoperator in der Ortsdarstellung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er Ortsoperator wirkt multiplikativ, der Impulsoperator ist im wesentlichen durch den Gradienten ∇ zu ersetzen:</text:p>
            <text:p/>
            <text:p/>
            <text:p/>
          </draw:text-box>
        </draw:frame>
        <draw:frame draw:style-name="gr2" draw:text-style-name="P2" draw:layer="layout" svg:width="19.95cm" svg:height="6.585cm" svg:x="4.024cm" svg:y="11.407cm">
          <text:p/>
          <draw:object xlink:href="../Wirkung%20des%20Orts%20und%20Impulsoperators%20in%20Ortsdarstellung.odf" xlink:type="simple" xlink:show="embed" xlink:actuate="onLoad"/>
          <draw:image xlink:href="./ObjectReplacements/Object 24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Ortsdarstellung der kartesischen Bahndrehimpulskomponente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0.257cm" svg:height="7.593cm" svg:x="8.871cm" svg:y="6.703cm">
          <text:p/>
          <draw:object xlink:href="../Ortsdarstellung%20der%20Bahndrehimpulskomponenten%20in%20kartesischen%20Koordinaten.odf" xlink:type="simple" xlink:show="embed" xlink:actuate="onLoad"/>
          <draw:image xlink:href="./ObjectReplacements/Object 2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presentation:style-name="pr4" draw:text-style-name="P1" draw:layer="layout" svg:width="25.199cm" svg:height="3.506cm" svg:x="1.4cm" svg:y="0.837cm" presentation:class="title" presentation:user-transformed="true">
          <draw:text-box>
            <text:p><text:span text:style-name="T1">Was gilt allgemein für Einheitsvektoren </text:span><text:span text:style-name="T25">e</text:span><text:span text:style-name="T27">yi</text:span><text:span text:style-name="T1"> in einem krummlinig-orthogonalen Koordinatensystem (</text:span><text:span text:style-name="T24">y</text:span><text:span text:style-name="T52">1</text:span><text:span text:style-name="T1">, </text:span><text:span text:style-name="T24">y</text:span><text:span text:style-name="T52">2</text:span><text:span text:style-name="T1">, </text:span><text:span text:style-name="T24">y</text:span><text:span text:style-name="T52">3</text:span><text:span text:style-name="T1">)?</text:span>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2" draw:layer="layout" svg:width="11.885cm" svg:height="2.675cm" svg:x="8.057cm" svg:y="9.162cm">
          <text:p/>
          <draw:object xlink:href="../Koordinatentransformation.odf" xlink:type="simple" xlink:show="embed" xlink:actuate="onLoad"/>
          <draw:image xlink:href="./ObjectReplacements/Object 2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Einheitsvektoren in Kugelkoordinat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5.15cm" svg:height="11.173cm" svg:x="6.424cm" svg:y="5.913cm">
          <text:p/>
          <draw:object xlink:href="../Einheitsvektoren%20in%20Kugelkoordinaten.odf" xlink:type="simple" xlink:show="embed" xlink:actuate="onLoad"/>
          <draw:image xlink:href="./ObjectReplacements/Object 2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presentation:style-name="pr4" draw:text-style-name="P3" draw:layer="layout" svg:width="25.199cm" svg:height="3.506cm" svg:x="1.4cm" svg:y="0.837cm" presentation:class="title">
          <draw:text-box>
            <text:p><text:span text:style-name="T2">Welche Gestalt nimmt </text:span><text:span text:style-name="T3">L</text:span><text:span text:style-name="T4">z</text:span><text:span text:style-name="T2"> bei der Verwendung von Kugelkoordinaten a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5.023cm" svg:height="2.149cm" svg:x="11.488cm" svg:y="9.425cm">
          <text:p/>
          <draw:object xlink:href="../Lz%20in%20Kugelkoordinaten.odf" xlink:type="simple" xlink:show="embed" xlink:actuate="onLoad"/>
          <draw:image xlink:href="./ObjectReplacements/Object 2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auten die Stufenoperatoren in Kugelkoordinat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6.801cm" svg:height="1.863cm" svg:x="5.599cm" svg:y="9.568cm">
          <text:p/>
          <draw:object xlink:href="../Stufenoperatoren%20in%20Kugelkoordinaten.odf" xlink:type="simple" xlink:show="embed" xlink:actuate="onLoad"/>
          <draw:image xlink:href="./ObjectReplacements/Object 2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draw:frame presentation:style-name="pr1" draw:text-style-name="P4" draw:layer="layout" svg:width="25.199cm" svg:height="3.506cm" svg:x="1.4cm" svg:y="0.835cm" presentation:class="title" presentation:user-transformed="true">
          <draw:text-box>
            <text:p><text:span text:style-name="T12">Welcher Zusammenhang besteht bei Verwendung von Kugelkoordinaten zwischen dem Drehimpulsquadrat </text:span><text:span text:style-name="T53">L</text:span><text:span text:style-name="T54">2</text:span><text:span text:style-name="T12"> und dem Laplace-Operator?</text:span></text:p>
          </draw:text-box>
        </draw:frame>
        <draw:frame presentation:style-name="pr2" draw:layer="layout" svg:width="25.199cm" svg:height="12.18cm" svg:x="1.4cm" svg:y="4.914cm" presentation:class="subtitle">
          <draw:text-box>
            <text:p>Der Winkelanteil des Laplace-Operators ∆ hängt eng mit der Darstellung von <text:span text:style-name="T5">L</text:span><text:span text:style-name="T6">2</text:span> in Kugelkoordianten zusammen.</text:p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3" draw:layer="layout" svg:width="16.799cm" svg:height="13.365cm" svg:x="2.1cm" svg:y="14.107cm" presentation:class="notes">
            <draw:text-box>
              <text:p>Die kinetische Energie <text:span text:style-name="T7">T</text:span> eines Teilchens lässt sich in einen Radialanteil <text:span text:style-name="T7">T</text:span><text:span text:style-name="T8">r</text:span> und einen Winkelanteil <text:span text:style-name="T7">T</text:span><text:span text:style-name="T35">θ</text:span><text:span text:style-name="T55">,</text:span><text:span text:style-name="T35">φ</text:span><text:span text:style-name="T21"> zerlegen, wobei d</text:span>er Winkelanteil des Laplace-Operators ∆ durch <text:span text:style-name="T5">L</text:span><text:span text:style-name="T6">2</text:span> bestimmt wird.</text:p>
            </draw:text-box>
          </draw:frame>
        </presentation:notes>
      </draw:page>
      <draw:page draw:name="page32" draw:style-name="dp1" draw:master-page-name="Default" presentation:presentation-page-layout-name="AL1T0">
        <draw:frame presentation:style-name="pr4" draw:text-style-name="P3" draw:layer="layout" svg:width="25.199cm" svg:height="3.506cm" svg:x="1.4cm" svg:y="0.837cm" presentation:class="title">
          <draw:text-box>
            <text:p><text:span text:style-name="T2">Warum stellen in der Regel </text:span><text:span text:style-name="T22">L</text:span><text:span text:style-name="T45">2</text:span><text:span text:style-name="T2"> und </text:span><text:span text:style-name="T3">L</text:span><text:span text:style-name="T4">z</text:span><text:span text:style-name="T2"> keinen vollständigen Satz von Operatoren dar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<text:span text:style-name="T7">r</text:span>-Abhängigkeit der Wellenfunktion, der <text:span text:style-name="T7">Radialanteil</text:span>, bleibt völlig unbestimmt.</text:p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rum muss die Drehimpulsquantenzahl <text:span text:style-name="T7">l</text:span> ganzzahlig sein?</text:p>
          </draw:text-box>
        </draw:frame>
        <draw:frame presentation:style-name="pr2" draw:layer="layout" svg:width="25.199cm" svg:height="12.18cm" svg:x="1.4cm" svg:y="4.914cm" presentation:class="subtitle">
          <draw:text-box>
            <text:p>Trennt man die Wellenfunktion in einen Radial- und einen Winkelanteil auf,</text:p>
            <text:p><text:span text:style-name="T14">ψ</text:span><text:span text:style-name="T35">lm</text:span><text:span text:style-name="T41">(</text:span><text:span text:style-name="T56">r</text:span><text:span text:style-name="T41">) = </text:span><text:span text:style-name="T14">R</text:span><text:span text:style-name="T41">(</text:span><text:span text:style-name="T14">r</text:span><text:span text:style-name="T41">) </text:span><text:span text:style-name="T14">Y</text:span><text:span text:style-name="T35">lm</text:span><text:span text:style-name="T41">(</text:span><text:span text:style-name="T14">θ</text:span><text:span text:style-name="T41">,</text:span><text:span text:style-name="T14">φ</text:span><text:span text:style-name="T41">)</text:span></text:p>
            <text:p>und wendet weiters auf den Winkelanteil ebenfalls einen Separationsansatz an</text:p>
            <text:p><text:span text:style-name="T14">Y</text:span><text:span text:style-name="T35">lm</text:span><text:span text:style-name="T41">(</text:span><text:span text:style-name="T14">θ</text:span><text:span text:style-name="T41">,</text:span><text:span text:style-name="T14">φ</text:span><text:span text:style-name="T41">) = </text:span><text:span text:style-name="T14">Φ</text:span><text:span text:style-name="T41">(</text:span><text:span text:style-name="T14">φ</text:span><text:span text:style-name="T41">) </text:span><text:span text:style-name="T14">Θ</text:span><text:span text:style-name="T41">(</text:span><text:span text:style-name="T14">θ</text:span><text:span text:style-name="T41">)</text:span></text:p>
            <text:p>so erkennt man bei Berechnung der <text:span text:style-name="T14">φ</text:span><text:span text:style-name="T41">-Abhängigkeit</text:span></text:p>
            <text:p><text:span text:style-name="T14">Φ</text:span><text:span text:style-name="T41">(</text:span><text:span text:style-name="T14">φ</text:span><text:span text:style-name="T41">) = e</text:span><text:span text:style-name="T57">i m </text:span><text:span text:style-name="T58">φ</text:span></text:p>
            <text:p><text:span text:style-name="T42">dass aufgrund der Forderung </text:span><text:span text:style-name="T14">Φ</text:span><text:span text:style-name="T42">(</text:span><text:span text:style-name="T14">φ</text:span><text:span text:style-name="T42"> + 2π) = </text:span><text:span text:style-name="T14">Φ</text:span><text:span text:style-name="T42">(</text:span><text:span text:style-name="T14">φ</text:span><text:span text:style-name="T42">) für die Eindeutigkeit der Wellenfunktion nur ganze Zahlen für </text:span><text:span text:style-name="T14">m</text:span><text:span text:style-name="T42"> und damit auch für </text:span><text:span text:style-name="T14">l</text:span><text:span text:style-name="T42"> infrage komm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Mit welcher bekannten Differentialgleichung lässt sich die Eigenwertgleichung zu <text:span text:style-name="T5">L</text:span><text:span text:style-name="T6">2</text:span> identifizier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Die verallgemeinerte Legendre-Gleichung</text:p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6" draw:layer="layout" svg:width="16.799cm" svg:height="13.364cm" svg:x="2.1cm" svg:y="14.107cm" presentation:class="notes">
            <draw:text-box>
              <text:p>Bekannt von den Multipolmomenten elektrischer Ladungsdichten</text:p>
            </draw:text-box>
          </draw:frame>
        </presentation:notes>
      </draw:page>
      <draw:page draw:name="page3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n mathematischen Funktionen entsprechen die Eigenfunktionen von <text:span text:style-name="T5">L</text:span><text:span text:style-name="T6">2</text:span> und <text:span text:style-name="T7">L</text:span><text:span text:style-name="T8">z</text:span>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ie gemeinsamen Eigenfunktionen der Bahndrehimpulsoperatoren <text:span text:style-name="T5">L</text:span><text:span text:style-name="T6">2</text:span> und <text:span text:style-name="T7">L</text:span><text:span text:style-name="T8">z</text:span> sind <text:span text:style-name="T17">Kugelflächenfunktione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Parität besitzt die Drehimpulseigenfunktion <text:span text:style-name="T7">Y</text:span><text:span text:style-name="T59">3−2</text:span>(<text:span text:style-name="T7">ϑ</text:span>, <text:span text:style-name="T7">ϕ</text:span>)?</text:p>
          </draw:text-box>
        </draw:frame>
        <draw:frame presentation:style-name="pr5" draw:layer="layout" svg:width="25.199cm" svg:height="12.18cm" svg:x="1.4cm" svg:y="4.914cm" presentation:class="subtitle">
          <draw:text-box>
            <text:p>Ungerade Parität:</text:p>
            <text:p>Eigenfunktionen mit geradem <text:span text:style-name="T7">l</text:span> haben gerade, mit ungeradem <text:span text:style-name="T7">l</text:span> haben ungerade Parität</text:p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1" draw:text-style-name="P7" draw:layer="layout" svg:width="25.199cm" svg:height="3.506cm" svg:x="1.4cm" svg:y="0.836cm" presentation:class="title" presentation:user-transformed="true">
          <draw:text-box>
            <text:p><text:span text:style-name="T46">Wie ist in der Klassischen Elektrodynamik das magnetische Moment einer lokalen Stromverteilung </text:span><text:span text:style-name="T60">j</text:span><text:span text:style-name="T46"> definier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9.39cm" svg:height="2.646cm" svg:x="9.304cm" svg:y="9.176cm">
          <text:p/>
          <draw:object xlink:href="../magnetisches%20Moment%20in%20der%20klassischen%20Elektrodynamik.odf" xlink:type="simple" xlink:show="embed" xlink:actuate="onLoad"/>
          <draw:image xlink:href="./ObjectReplacements/Object 3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lässt sich das magnetische Moment eines Teilchens aus der Energie berechn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8.494cm" svg:height="4.28cm" svg:x="4.752cm" svg:y="8.359cm">
          <text:p/>
          <draw:object xlink:href="../Berechnung%20des%20magnetischen%20Moments%20aus%20der%20Energie.odf" xlink:type="simple" xlink:show="embed" xlink:actuate="onLoad"/>
          <draw:image xlink:href="./ObjectReplacements/Object 3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eht die Observable magnetisches Moment in der Quantenmechanik aus?</text:p>
          </draw:text-box>
        </draw:frame>
        <draw:frame presentation:style-name="pr2" draw:layer="layout" svg:width="25.199cm" svg:height="18.108cm" svg:x="1.4cm" svg:y="1.953cm" presentation:class="subtitle" presentation:user-transformed="true">
          <draw:text-box>
            <text:p/>
            <text:p/>
            <text:p/>
            <text:p>Interpretiert man <text:span text:style-name="T7">W</text:span> als Lösung der zeitunabhängigen Schrödinger-Gleichung: <text:span text:style-name="T7">H</text:span>|<text:span text:style-name="T14">ψ</text:span>⟩ = <text:span text:style-name="T7">W</text:span>|<text:span text:style-name="T14">ψ</text:span>⟩ ; <text:tab/> ⟨<text:span text:style-name="T14">ψ</text:span>|<text:span text:style-name="T14">ψ</text:span>⟩ = 1</text:p>
            <text:p/>
            <text:p>und differenziert nach dem Feld <text:span text:style-name="T5">B</text:span>:</text:p>
            <text:p>(∇<text:span text:style-name="T9">B</text:span><text:span text:style-name="T7">H</text:span> - ∇<text:span text:style-name="T9">B</text:span><text:span text:style-name="T7">W</text:span>) |<text:span text:style-name="T14">ψ</text:span>⟩ + (<text:span text:style-name="T7">H</text:span> – <text:span text:style-name="T7">W</text:span>) |∇<text:span text:style-name="T9">B</text:span><text:span text:style-name="T14">ψ</text:span>⟩ = 0</text:p>
            <text:p/>
            <text:p>so entfällt bei Multiplikation mit dem Bra-Zustand ⟨<text:span text:style-name="T14">ψ</text:span>| von links wegen der Hermitezität von <text:span text:style-name="T7">H</text:span> (⟨<text:span text:style-name="T14">ψ</text:span>| <text:span text:style-name="T7">H</text:span> = ⟨<text:span text:style-name="T14">ψ</text:span>| <text:span text:style-name="T7">W</text:span>) der zweite Summand:</text:p>
            <text:p/>
            <text:p>⟨<text:span text:style-name="T14">ψ</text:span>|∇<text:span text:style-name="T16">B</text:span><text:span text:style-name="T61">H|</text:span><text:span text:style-name="T42">ψ</text:span>⟩ = ∇<text:span text:style-name="T9">B</text:span><text:span text:style-name="T7">W</text:span></text:p>
            <text:p><text:span text:style-name="T20"/></text:p>
            <text:p><text:span text:style-name="T20">und man erhält als Operator des magnetischen Moments:</text:span></text:p>
            <text:p><text:span text:style-name="T20"/></text:p>
            <text:p><text:span text:style-name="T56">μ</text:span><text:span text:style-name="T62"> = -∇</text:span><text:span text:style-name="T63">B</text:span><text:span text:style-name="T64">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Skizziere die Überlegungen zur Herleitung der Observablen des magnetischens Moments</text:p>
          </draw:text-box>
        </draw:frame>
        <draw:frame presentation:style-name="pr2" draw:layer="layout" svg:width="25.199cm" svg:height="17.075cm" svg:x="1.4cm" svg:y="2.469cm" presentation:class="subtitle" presentation:user-transformed="true">
          <draw:text-box>
            <text:p/>
            <text:p/>
            <text:p/>
            <text:p>Man interpretiert <text:span text:style-name="T7">W</text:span> als Lösung der zeitunabhängigen Schrödinger-Gleichung: <text:span text:style-name="T7">H</text:span>|<text:span text:style-name="T14">ψ</text:span>⟩ = <text:span text:style-name="T7">W</text:span>|<text:span text:style-name="T14">ψ</text:span>⟩ ; <text:tab/> ⟨<text:span text:style-name="T14">ψ</text:span>|<text:span text:style-name="T14">ψ</text:span>⟩ = 1</text:p>
            <text:p/>
            <text:p>und differenziert nach dem Feld <text:span text:style-name="T5">B</text:span>:</text:p>
            <text:p/>
            <text:p>(∇<text:span text:style-name="T9">B</text:span><text:span text:style-name="T7">H</text:span> - ∇<text:span text:style-name="T9">B</text:span><text:span text:style-name="T7">W</text:span>) |<text:span text:style-name="T14">ψ</text:span>⟩ + (<text:span text:style-name="T7">H</text:span> – <text:span text:style-name="T7">W</text:span>) |∇<text:span text:style-name="T9">B</text:span><text:span text:style-name="T14">ψ</text:span>⟩ = 0</text:p>
            <text:p/>
            <text:p>Bei Multiplikation mit dem Bra-Zustand ⟨<text:span text:style-name="T14">ψ</text:span>| von links wegen der Hermitezität von <text:span text:style-name="T7">H</text:span> (⟨<text:span text:style-name="T14">ψ</text:span>| <text:span text:style-name="T7">H</text:span> = ⟨<text:span text:style-name="T14">ψ</text:span>| <text:span text:style-name="T7">W</text:span>) entfällt der zweite Summand:</text:p>
            <text:p/>
            <text:p>⟨<text:span text:style-name="T14">ψ</text:span>|∇<text:span text:style-name="T16">B</text:span><text:span text:style-name="T61">H|</text:span><text:span text:style-name="T42">ψ</text:span>⟩ = ∇<text:span text:style-name="T9">B</text:span><text:span text:style-name="T7">W</text:span></text:p>
            <text:p><text:span text:style-name="T20"/></text:p>
            <text:p><text:span text:style-name="T20">und man identifiziert </text:span><text:span text:style-name="T56">μ</text:span><text:span text:style-name="T62"> = -∇</text:span><text:span text:style-name="T63">B</text:span><text:span text:style-name="T64">H</text:span><text:span text:style-name="T20"> als Operator des magnetischen Moment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sieht die Observable magnetisches Moment in der Quantenmechanik aus?</text:p>
          </draw:text-box>
        </draw:frame>
        <draw:frame presentation:style-name="pr2" draw:layer="layout" svg:width="25.199cm" svg:height="12.18cm" svg:x="1.4cm" svg:y="4.917cm" presentation:class="subtitle" presentation:user-transformed="true">
          <draw:text-box>
            <text:p><text:span text:style-name="T56">μ</text:span><text:span text:style-name="T62"> = -∇</text:span><text:span text:style-name="T63">B</text:span><text:span text:style-name="T64">H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sind kanonisch konjugierte Variabl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Variablen, welche die fundamentale Poisson-Klammer {q,p} = 1 erfüllen, bzw. nach dem Korrespondenzprinzip die fundamentale Vertauschungsrelation [q,p]<text:span text:style-name="T10">_</text:span> = i ℏ</text:p>
          </draw:text-box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4" draw:text-style-name="P4" draw:layer="layout" svg:width="25.199cm" svg:height="3.506cm" svg:x="1.4cm" svg:y="0.839cm" presentation:class="title" presentation:user-transformed="true">
          <draw:text-box>
            <text:p><text:span text:style-name="T12">Wie lautet die zum Ort </text:span><text:span text:style-name="T53">r</text:span><text:span text:style-name="T12"> kanonisch konjugierte Variable für ein Teilchen der Masse </text:span><text:span text:style-name="T13">m</text:span><text:span text:style-name="T12"> und Ladung <text:s text:c="3"/>im elektromagnetischen Feld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0.77cm" svg:height="1.23cm" svg:x="14.409cm" svg:y="2.551cm">
          <text:p/>
          <draw:object xlink:href="../hat%20q.odf" xlink:type="simple" xlink:show="embed" xlink:actuate="onLoad"/>
          <draw:image xlink:href="./ObjectReplacements/Object 32" xlink:type="simple" xlink:show="embed" xlink:actuate="onLoad"/>
        </draw:frame>
        <draw:frame draw:style-name="gr2" draw:text-style-name="P2" draw:layer="layout" svg:width="7.798cm" svg:height="1.274cm" svg:x="10.1cm" svg:y="9.862cm">
          <text:p/>
          <draw:object xlink:href="../klassische%20kanonisch%20konjugierte%20Variable%20zu%20r%20in%20der%20Elektrodynamik.odf" xlink:type="simple" xlink:show="embed" xlink:actuate="onLoad"/>
          <draw:image xlink:href="./ObjectReplacements/Object 39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der <text:span text:style-name="T7">Zentralfeldnäherung</text:span>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Die Wechselwirkungen des Elektrons mit den anderen Atomelektronen in gemittelter Form wird durch ein Zentralfeld <text:span text:style-name="T7">V</text:span>(<text:span text:style-name="T5">r</text:span><text:span text:style-name="T8">i</text:span>) = <text:span text:style-name="T7">V</text:span>(<text:span text:style-name="T7">r</text:span><text:span text:style-name="T8">i</text:span>) simuliert.</text:p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4" draw:text-style-name="P4" draw:layer="layout" svg:width="25.199cm" svg:height="3.506cm" svg:x="1.4cm" svg:y="0.835cm" presentation:class="title" presentation:user-transformed="true">
          <draw:text-box>
            <text:p><text:span text:style-name="T12">Welche Struktur hat der Hamilton-Operator eines Teilchens mit </text:span><text:span text:style-name="T13">p</text:span><text:span text:style-name="T12"> Elektronen (Spin noch ausgeklammert)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5.189cm" svg:height="2.971cm" svg:x="6.405cm" svg:y="9.014cm">
          <text:p/>
          <draw:object xlink:href="../Hamilton-Operator%20des%20p-Elektronenatoms.odf" xlink:type="simple" xlink:show="embed" xlink:actuate="onLoad"/>
          <draw:image xlink:href="./ObjectReplacements/Object 40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4" draw:text-style-name="P4" draw:layer="layout" svg:width="25.199cm" svg:height="3.506cm" svg:x="1.4cm" svg:y="0.835cm" presentation:class="title" presentation:user-transformed="true">
          <draw:text-box>
            <text:p><text:span text:style-name="T12"><text:s/></text:span><text:span text:style-name="T12">Wie sieht das magnetische Moment aus eines Teilchens mit </text:span><text:span text:style-name="T13">p</text:span><text:span text:style-name="T12"> Elektronen (Spin noch ausgeklammert) aus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4.831cm" svg:height="3.091cm" svg:x="6.584cm" svg:y="8.954cm">
          <text:p/>
          <draw:object xlink:href="../magnetisches%20Moment%20des%20p-Elektronenatoms.odf" xlink:type="simple" xlink:show="embed" xlink:actuate="onLoad"/>
          <draw:image xlink:href="./ObjectReplacements/Object 41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Term des magnetischen Moments bedingt Dia-, welcher Paramagnetismus?</text:p>
          </draw:text-box>
        </draw:frame>
        <draw:frame presentation:style-name="pr2" draw:layer="layout" svg:width="25.199cm" svg:height="12.18cm" svg:x="1.4cm" svg:y="4.914cm" presentation:class="subtitle" presentation:user-transformed="true">
          <draw:text-box>
            <text:p>Der erste Summand repräsentiert ein permanentes Moment welches aus der Elektronenbewegung um den Kern resultiert, der zweite ein induziertes Moment welches nach Abschalten des Magnetfelds verschwindet.</text:p>
            <text:p/>
            <text:p>Somit ist der erste Term für Paramagnetismus (und abhängig von der Ordnungstendenz für Ferro bzw. Antiferromagnetismus) verantwortlich, der zweite Term hingegen für den immer vorhandenen Diamagnetismus.</text:p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draw:frame presentation:style-name="pr4" draw:text-style-name="P4" draw:layer="layout" svg:width="25.199cm" svg:height="3.506cm" svg:x="1.4cm" svg:y="0.828cm" presentation:class="title" presentation:user-transformed="true">
          <draw:text-box>
            <text:p><text:span text:style-name="T12">Welche Aufspaltung der Energieterme im Magnetfeld ist zu erwarten, wenn sich das magnetische Moment eines Atoms allein aus den Bahndrehimpulsen der Elektronen bestimmt?</text:span></text:p>
          </draw:text-box>
        </draw:frame>
        <draw:frame presentation:style-name="pr5" draw:layer="layout" svg:width="25.199cm" svg:height="12.18cm" svg:x="1.4cm" svg:y="4.914cm" presentation:class="subtitle">
          <draw:text-box>
            <text:p>(2<text:span text:style-name="T7">l</text:span> + 1) – fach (Zeeman-Effekt) mit energetisch äquidistanten Termen</text:p>
          </draw:text-box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experimentellen Beobachtungen machen die Einführung des Spins notwendig?</text:p>
          </draw:text-box>
        </draw:frame>
        <draw:frame presentation:style-name="pr2" draw:layer="layout" svg:width="25.199cm" svg:height="12.18cm" svg:x="1.4cm" svg:y="4.914cm" presentation:class="subtitle">
          <draw:text-box>
            <text:p>Da der Grundzustand des einfachen Wasserstoffatoms zu <text:span text:style-name="T7">l</text:span> = 0 gehört, sollte er von einem Magnetfeld unbeeinflusst bleiben. Dies widerspricht jedoch dem experimentellen Befund, nach dem der Grundzustand im Feld zweifach aufspaltet.</text:p>
            <text:p>Ebenso spaltet beim <text:span text:style-name="T7">Stern-Gerlach-Versuch</text:span> das <text:span text:style-name="T7">Leuchtelektron</text:span> (5<text:span text:style-name="T7">s</text:span>-Elektron) zweifach auf, obwohl es ebenfalls im Grundzustand <text:span text:style-name="T7">l</text:span> = 0 besitzt und die Drehimpulse aller anderen Elektronen im Ag – Atom zu Null koppeln.</text:p>
          </draw:text-box>
        </draw:frame>
        <draw:frame draw:style-name="gr2" draw:text-style-name="P2" draw:layer="layout" svg:width="16.884cm" svg:height="3.195cm" svg:x="5.557cm" svg:y="15.902cm">
          <text:p/>
          <draw:object xlink:href="../Aufhebung%20der%20m-Entartung%20durch%20den%20paramagnetischen%20Term.odf" xlink:type="simple" xlink:show="embed" xlink:actuate="onLoad"/>
          <draw:image xlink:href="./ObjectReplacements/Object 42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Werte kann die Spinquantenzahl <text:span text:style-name="T7">S</text:span> annehmen?</text:p>
          </draw:text-box>
        </draw:frame>
        <draw:frame presentation:style-name="pr5" draw:layer="layout" svg:width="25.199cm" svg:height="12.18cm" svg:x="1.4cm" svg:y="4.914cm" presentation:class="subtitle">
          <draw:text-box>
            <text:p>Sie kann ganz- oder halbzahlig sein:</text:p>
          </draw:text-box>
        </draw:frame>
        <draw:frame draw:style-name="gr2" draw:text-style-name="P2" draw:layer="layout" svg:width="17.761cm" svg:height="2.335cm" svg:x="5.119cm" svg:y="12.332cm">
          <text:p/>
          <draw:object xlink:href="../Spinquantenzahl.odf" xlink:type="simple" xlink:show="embed" xlink:actuate="onLoad"/>
          <draw:image xlink:href="./ObjectReplacements/Object 4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Ist für ein bestimmtes quantenmechanisches Teilchen <text:span text:style-name="T7">S</text:span> veränderbar?</text:p>
          </draw:text-box>
        </draw:frame>
        <draw:frame presentation:style-name="pr2" draw:layer="layout" svg:width="25.199cm" svg:height="12.18cm" svg:x="1.4cm" svg:y="4.914cm" presentation:class="subtitle">
          <draw:text-box>
            <text:p>Nein, da sie eine echte Teilcheneigenschaft (so wie Masse <text:span text:style-name="T7">m</text:span> und Ladung <text:span text:style-name="T7">q</text:span>) ist.</text:p>
            <text:p/>
            <text:p>Allerdings fügt der Spin einen neuen, unabhängigen, jedoch auf jeden Fall diskreten Freiheitsgrad, die Einstellung des Vektors <text:span text:style-name="T7">S</text:span> relativ zu einer vorgegebenen Richtung, hinzu.</text:p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Erläutern Sie, warum Bahndrehimpuls- und Spinoperator miteinander kommutieren.</text:p>
          </draw:text-box>
        </draw:frame>
        <draw:frame presentation:style-name="pr5" draw:layer="layout" svg:width="25.199cm" svg:height="13.307cm" svg:x="1.4cm" svg:y="4.351cm" presentation:class="subtitle" presentation:user-transformed="true">
          <draw:text-box>
            <text:p>Da der Hilbertraum ℋ<text:span text:style-name="T9">B</text:span> der Bahnbewegung zur Beschreibung eines quantenmechanischen Teilchens nicht mehr ausreicht, wird er um den (2<text:span text:style-name="T7">S</text:span> + 1) – dimensionalen Spinraum ℋ<text:span text:style-name="T9">S</text:span> erweitert. Der vollständige Raum ist der direkte Produktraum aus den beiden Teilräumen ℋ<text:span text:style-name="T9">B</text:span> und ℋ<text:span text:style-name="T9">S</text:span>:</text:p>
            <text:p>ℋ = ℋ<text:span text:style-name="T9">B</text:span> ⦻ ℋ<text:span text:style-name="T9">S</text:span></text:p>
            <text:p>Die Wirkung eines beliebigen Operators <text:span text:style-name="T7">A</text:span><text:span text:style-name="T9">B,S</text:span> auf einen beliebigen Zustand |<text:span text:style-name="T14">ψ</text:span><text:span text:style-name="T42">;</text:span><text:span text:style-name="T14">φ</text:span><text:span text:style-name="T42">⟩ des Produktraums geschieht so, dass der jeweils andere Teil des Zustands unbeeinflusst bleibt:</text:span></text:p>
            <text:p><text:span text:style-name="T42"/></text:p>
            <text:p><text:span text:style-name="T42"/></text:p>
            <text:p><text:span text:style-name="T42">Dies hat insbesondere zur Folge dass solche Operatoren im Produktraum ℋ kommutiere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as versteht man unter einem Spinor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Sind die Komponenten <text:s text:c="13"/>des magnetischen Moments gleichzeitig scharf messbar?</text:p>
          </draw:text-box>
        </draw:frame>
        <draw:frame presentation:style-name="pr5" draw:layer="layout" svg:width="25.199cm" svg:height="12.18cm" svg:x="1.4cm" svg:y="4.914cm" presentation:class="subtitle" presentation:placeholder="true" presentation:user-transformed="true">
          <draw:text-box/>
        </draw:frame>
        <draw:frame draw:style-name="gr2" draw:text-style-name="P2" draw:layer="layout" svg:width="4.13cm" svg:height="1.7cm" svg:x="13.153cm" svg:y="1.196cm">
          <text:p/>
          <draw:object xlink:href="../Komponenten%20des%20magnetischen%20Moments.odf" xlink:type="simple" xlink:show="embed" xlink:actuate="onLoad"/>
          <draw:image xlink:href="./ObjectReplacements/Object 33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wichtigen Elementarteilchen besitzen einen Spin <text:span text:style-name="T7">S</text:span> = 1/2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nd die Pauli’schen Spinmatrizen definier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">Was ergibt der Antikommutator [</text:span><text:span text:style-name="T3">S</text:span><text:span text:style-name="T4">x</text:span><text:span text:style-name="T2">, </text:span><text:span text:style-name="T3">S</text:span><text:span text:style-name="T4">z</text:span><text:span text:style-name="T2">]</text:span><text:span text:style-name="T23">+</text:span><text:span text:style-name="T2"> für einen Spin </text:span><text:span text:style-name="T3">S</text:span><text:span text:style-name="T2"> = 1/2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draw:frame presentation:style-name="pr4" draw:layer="layout" svg:width="25.199cm" svg:height="3.511cm" svg:x="1.4cm" svg:y="0.835cm" presentation:class="title" presentation:user-transformed="true">
          <draw:text-box>
            <text:p>Warum gilt im <text:span text:style-name="T7">ℋ</text:span><text:span text:style-name="T8">S</text:span><text:span text:style-name="T9">=1/2</text:span> die Operatoridentität (<text:span text:style-name="T7">S</text:span><text:span text:style-name="T9">+</text:span>)<text:span text:style-name="T6">2</text:span> = 0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draw:frame presentation:style-name="pr1" draw:text-style-name="P3" draw:layer="layout" svg:width="25.199cm" svg:height="3.506cm" svg:x="1.4cm" svg:y="0.837cm" presentation:class="title">
          <draw:text-box>
            <text:p><text:span text:style-name="T2">Welche Bedeutung besitzen die Betragsquadrate</text:span><text:span text:style-name="T2"><text:line-break/></text:span><text:span text:style-name="T2">|</text:span><text:span text:style-name="T3">ψ</text:span><text:span text:style-name="T23">±</text:span><text:span text:style-name="T2">(</text:span><text:span text:style-name="T22">r</text:span><text:span text:style-name="T2">)|</text:span><text:span text:style-name="T45">2</text:span><text:span text:style-name="T2"> der Komponenten des Spinors |</text:span><text:span text:style-name="T3">ψ</text:span><text:span text:style-name="T23">1/2</text:span><text:span text:style-name="T2">(</text:span><text:span text:style-name="T22">r</text:span><text:span text:style-name="T2">)⟩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as ist ||<text:span text:style-name="T7">ψ</text:span><text:span text:style-name="T9">1/2</text:span>(<text:span text:style-name="T5">r</text:span>)||<text:span text:style-name="T6">2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 Dimension besitzt der Spinraum <text:span text:style-name="T7">ℋ</text:span><text:span text:style-name="T8">S</text:span><text:span text:style-name="T9">=1/2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s magnetische Moment wird durch den Spin hervorgeruf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draw:frame presentation:style-name="pr1" draw:text-style-name="P7" draw:layer="layout" svg:width="25.199cm" svg:height="3.506cm" svg:x="1.4cm" svg:y="0.835cm" presentation:class="title" presentation:user-transformed="true">
          <draw:text-box>
            <text:p><text:span text:style-name="T46">Worin unterscheiden sich die Spinmomente verschiedener Spin 1/2-Teilchen? Welche Gemeinsamkeiten haben sie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Landé-Faktor des Elektron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draw:frame presentation:style-name="pr1" draw:text-style-name="P4" draw:layer="layout" svg:width="25.199cm" svg:height="3.506cm" svg:x="1.4cm" svg:y="0.834cm" presentation:class="title" presentation:user-transformed="true">
          <draw:text-box>
            <text:p><text:span text:style-name="T12">Wie lautet das paramagnetische Gesamtmoment des Elektrons?Welchen Zusatzterm im Hamilton-Operator bewirkt dieses nach Einschalten eines homogenen Magnetfeldes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draw:frame presentation:style-name="pr4" draw:text-style-name="P9" draw:layer="layout" svg:width="25.199cm" svg:height="3.506cm" svg:x="1.4cm" svg:y="0.833cm" presentation:class="title" presentation:user-transformed="true">
          <draw:text-box>
            <text:p><text:span text:style-name="T65">Welche Gestalt hat die zeitabhängige Schrödinger-Gleichung des zweikomponentigen Spinors |</text:span><text:span text:style-name="T66">ψ</text:span><text:span text:style-name="T67">1/2</text:span><text:span text:style-name="T65">(</text:span><text:span text:style-name="T68">r</text:span><text:span text:style-name="T65">)⟩ für ein Elektron im Potential </text:span><text:span text:style-name="T66">V</text:span><text:span text:style-name="T65">(</text:span><text:span text:style-name="T68">r</text:span><text:span text:style-name="T65">) und in einem homogenen Magnetfeld </text:span><text:span text:style-name="T68">B</text:span><text:span text:style-name="T65">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er relativistische, klassische Energiesatz für ein freies Elektron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Kovarianz relativistischer Gleichung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draw:frame presentation:style-name="pr1" draw:text-style-name="P4" draw:layer="layout" svg:width="25.199cm" svg:height="3.506cm" svg:x="1.4cm" svg:y="0.831cm" presentation:class="title" presentation:user-transformed="true">
          <draw:text-box>
            <text:p><text:span text:style-name="T12">Wie lässt sich die Korrespondenzregel für die Übersetzung klassischer Gleichungen in die Quantenmechanik relativistisch-kovariant formulieren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draw:frame presentation:style-name="pr4" draw:text-style-name="P1" draw:layer="layout" svg:width="25.199cm" svg:height="3.506cm" svg:x="1.4cm" svg:y="0.836cm" presentation:class="title" presentation:user-transformed="true">
          <draw:text-box>
            <text:p><text:span text:style-name="T1">Wie erhält man die </text:span><text:span text:style-name="T24">Klein-Gordon-Gleichung</text:span><text:span text:style-name="T1">? Welche grundsätzlichen Probleme ergeben sich bei ihrer Lösung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draw:frame presentation:style-name="pr1" draw:text-style-name="P4" draw:layer="layout" svg:width="25.199cm" svg:height="3.506cm" svg:x="1.4cm" svg:y="0.835cm" presentation:class="title" presentation:user-transformed="true">
          <draw:text-box>
            <text:p><text:span text:style-name="T12">Durch welche Maßnahme folgt aus dem klassischen Energiesatz die Dirac-Gleichung des freien Teilchens (Elektrons)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draw:frame presentation:style-name="pr4" draw:text-style-name="P4" draw:layer="layout" svg:width="25.199cm" svg:height="3.506cm" svg:x="1.4cm" svg:y="0.834cm" presentation:class="title" presentation:user-transformed="true">
          <draw:text-box>
            <text:p><text:span text:style-name="T12">In welcher Hinsicht spiegelt die Dirac-Gleichung die für die Relativitätstheorie typische Gleichberechtigung von Raum- und Zeitkoordinaten wider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lautet die Dirac-Gleichung des Elektrons im elektromagnetischen Feld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nd die <text:span text:style-name="T7">Dirac-Matrizen</text:span> <text:s text:c="3"/>und <text:s text:c="3"/>aufgebau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.106cm" svg:height="0.947cm" svg:x="15.986cm" svg:y="2.122cm">
          <text:p/>
          <draw:object xlink:href="../Dirac-Matrix%20hat%20bold%20alpha.odf" xlink:type="simple" xlink:show="embed" xlink:actuate="onLoad"/>
          <draw:image xlink:href="./ObjectReplacements/Object 34" xlink:type="simple" xlink:show="embed" xlink:actuate="onLoad"/>
        </draw:frame>
        <draw:frame draw:style-name="gr2" draw:text-style-name="P2" draw:layer="layout" svg:width="1.089cm" svg:height="1.4cm" svg:x="19.131cm" svg:y="1.93cm">
          <text:p/>
          <draw:object xlink:href="../Dirac-Matrix%20hat%20beta.odf" xlink:type="simple" xlink:show="embed" xlink:actuate="onLoad"/>
          <draw:image xlink:href="./ObjectReplacements/Object 35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draw:frame presentation:style-name="pr1" draw:text-style-name="P1" draw:layer="layout" svg:width="25.199cm" svg:height="3.506cm" svg:x="1.4cm" svg:y="0.836cm" presentation:class="title" presentation:user-transformed="true">
          <draw:text-box>
            <text:p><text:span text:style-name="T1">Welche Struktur hat die Eigenlösungsfunktion</text:span><text:span text:style-name="T1"><text:line-break/></text:span><text:span text:style-name="T1">|</text:span><text:span text:style-name="T24">ψ</text:span><text:span text:style-name="T1">(</text:span><text:span text:style-name="T25">r</text:span><text:span text:style-name="T1">, </text:span><text:span text:style-name="T24">t</text:span><text:span text:style-name="T1">)⟩ des Dirac-Operators </text:span><text:span text:style-name="T24">H</text:span><text:span text:style-name="T52">D</text:span><text:span text:style-name="T26">(0)</text:span><text:span text:style-name="T1"> des freien Teilchens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draw:frame presentation:style-name="pr4" draw:layer="layout" svg:width="25.199cm" svg:height="3.506cm" svg:x="1.4cm" svg:y="0.837cm" presentation:class="title" presentation:user-transformed="true">
          <draw:text-box>
            <text:p>Wie lauten die Energieeigenwerte zu <text:span text:style-name="T7">H</text:span><text:span text:style-name="T16">D</text:span><text:span text:style-name="T6">(0)</text:span> ? Wie sind diese entartet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ie ist der Dirac-Spinoperator <text:s text:c="3"/>defin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.07cm" svg:height="1.6cm" svg:x="18.673cm" svg:y="1.795cm">
          <text:p/>
          <draw:object xlink:href="../hat%20S.odf" xlink:type="simple" xlink:show="embed" xlink:actuate="onLoad"/>
          <draw:image xlink:href="./ObjectReplacements/Object 36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Komponente von <text:s text:c="3"/>kommutiert mit <text:span text:style-name="T7">H</text:span><text:span text:style-name="T16">D</text:span><text:span text:style-name="T6">(0)</text:span> 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.06cm" svg:height="1.6cm" svg:x="14.275cm" svg:y="1.695cm">
          <text:p/>
          <draw:object xlink:href="../hat%20S.odf" xlink:type="simple" xlink:show="embed" xlink:actuate="onLoad"/>
          <draw:image xlink:href="./ObjectReplacements/Object 37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Welche Eigenwerte besitzt die Komponente von welche mit <text:span text:style-name="T7">H</text:span><text:span text:style-name="T16">D</text:span><text:span text:style-name="T6">(0)</text:span> kommutiert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draw:frame draw:style-name="gr2" draw:text-style-name="P2" draw:layer="layout" svg:width="1.06cm" svg:height="1.6cm" svg:x="5.741cm" svg:y="2.495cm">
          <text:p/>
          <draw:object xlink:href="../hat%20S.odf" xlink:type="simple" xlink:show="embed" xlink:actuate="onLoad"/>
          <draw:image xlink:href="./ObjectReplacements/Object 38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draw:frame presentation:style-name="pr4" draw:text-style-name="P9" draw:layer="layout" svg:width="25.199cm" svg:height="3.506cm" svg:x="1.4cm" svg:y="0.832cm" presentation:class="title" presentation:user-transformed="true">
          <draw:text-box>
            <text:p><text:span text:style-name="T65">Wie kann man mit Hilfe der kommutierenden Komponente des Dirac-Spinoperators die Entartung der Energieeigenwerte zu </text:span><text:span text:style-name="T66">H</text:span><text:span text:style-name="T69">D</text:span><text:span text:style-name="T70">(0)</text:span><text:span text:style-name="T65"> erklär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Durch welche Eigenschaft ist das (relativistische) Elektron neben Masse </text:span><text:span text:style-name="T24">m</text:span><text:span text:style-name="T52">e</text:span><text:span text:style-name="T1"> und Ladung </text:span><text:span text:style-name="T24">q</text:span><text:span text:style-name="T1"> = −</text:span><text:span text:style-name="T24">e</text:span><text:span text:style-name="T1"> ausgezeichnet?</text:span>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Ist der Bahndrehimpuls <text:span text:style-name="T5">L</text:span> des <text:span text:style-name="T7">freien Dirac-Elektrons</text:span> eine Konstante der Bewegung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Welcher Drehimpuls kommutiert mit <text:span text:style-name="T7">H</text:span><text:span text:style-name="T16">D</text:span><text:span text:style-name="T6">(0)</text:span>?</text:p>
          </draw:text-box>
        </draw:frame>
        <draw:frame presentation:style-name="pr2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In welcher Relation steht die <text:span text:style-name="T7">Pauli-Theorie</text:span> des Elektrons zur vollrelativistischen Dirac-Theori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bedeuten die Bezeichnungen <text:span text:style-name="T7">kleine</text:span> bzw. <text:span text:style-name="T7">große Komponente</text:span> des Dirac-Spinor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draw:frame presentation:style-name="pr4" draw:text-style-name="P4" draw:layer="layout" svg:width="25.199cm" svg:height="3.506cm" svg:x="1.4cm" svg:y="0.833cm" presentation:class="title" presentation:user-transformed="true">
          <draw:text-box>
            <text:p><text:span text:style-name="T12">Durch welche Überlegungen folgt aus der Dirac-Theorie des Elektrons die Existenz des Drehimpulses </text:span><text:span text:style-name="T13">Spin</text:span><text:span text:style-name="T12">, das Spinmoment und der Landé-Faktor </text:span><text:span text:style-name="T13">g</text:span><text:span text:style-name="T12"> = 2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kann man <text:span text:style-name="T7">klassisch</text:span> die Spin-Bahn-Kopplung begründ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draw:frame presentation:style-name="pr4" draw:text-style-name="P4" draw:layer="layout" svg:width="25.199cm" svg:height="3.506cm" svg:x="1.4cm" svg:y="0.837cm" presentation:class="title" presentation:user-transformed="true">
          <draw:text-box>
            <text:p><text:span text:style-name="T12">Bis zu welcher Ordnung </text:span><text:span text:style-name="T13">v</text:span><text:span text:style-name="T12">/</text:span><text:span text:style-name="T13">c</text:span><text:span text:style-name="T12"> muss der </text:span><text:span text:style-name="T13">nicht-relativistische Grenzfall</text:span><text:span text:style-name="T12"> der Dirac-Theorie korrekt sein, um die Spin-Bahn-Wechselwirkung zu erfass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draw:frame presentation:style-name="pr4" draw:text-style-name="P1" draw:layer="layout" svg:width="25.199cm" svg:height="3.506cm" svg:x="1.4cm" svg:y="0.835cm" presentation:class="title" presentation:user-transformed="true">
          <draw:text-box>
            <text:p><text:span text:style-name="T1">Kann man mit der Pauli’schen </text:span><text:span text:style-name="T24">Zwei-Komponenten-Theorie</text:span><text:span text:style-name="T1"> die Spin-Bahn-Wechselwirkung begründ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dem Darwin-Term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sieht der Operator <text:span text:style-name="T7">H</text:span><text:span text:style-name="T9">SB</text:span> der Spin-Bahn-Wechselwirkung aus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Vertauschen Bahndrehimpuls <text:span text:style-name="T5">L</text:span> und Spin <text:span text:style-name="T5">S</text:span> mit <text:span text:style-name="T7">H</text:span><text:span text:style-name="T9">SB</text:span>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elche wichtige Auswirkung der Spin-Bahn-Wechselwirkung kennen Sie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draw:frame presentation:style-name="pr4" draw:text-style-name="P9" draw:layer="layout" svg:width="25.199cm" svg:height="3.506cm" svg:x="1.4cm" svg:y="0.833cm" presentation:class="title" presentation:user-transformed="true">
          <draw:text-box>
            <text:p><text:span text:style-name="T68">J</text:span><text:span text:style-name="T67">1</text:span><text:span text:style-name="T65"> und </text:span><text:span text:style-name="T68">J</text:span><text:span text:style-name="T67">2</text:span><text:span text:style-name="T65"> seien die miteinander kommutierenden Drehimpulse zweier Teilsysteme. Welche vollständigen Sätze von Drehimpulsoperatoren existieren für das zusammengesetzte System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draw:frame presentation:style-name="pr4" draw:text-style-name="P3" draw:layer="layout" svg:width="25.199cm" svg:height="3.506cm" svg:x="1.4cm" svg:y="0.837cm" presentation:class="title">
          <draw:text-box>
            <text:p><text:span text:style-name="T2">Wie zeigt man, dass die Vektorsumme </text:span><text:span text:style-name="T22">J</text:span><text:span text:style-name="T2"> = </text:span><text:span text:style-name="T22">J</text:span><text:span text:style-name="T23">1</text:span><text:span text:style-name="T2"> + </text:span><text:span text:style-name="T22">J</text:span><text:span text:style-name="T23">2</text:span><text:span text:style-name="T2"> ebenfalls ein Drehimpuls ist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as versteht man unter einem Clebsch-Gordan-Koeffizient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0">
        <draw:frame presentation:style-name="pr4" draw:text-style-name="P4" draw:layer="layout" svg:width="25.199cm" svg:height="3.506cm" svg:x="1.4cm" svg:y="0.832cm" presentation:class="title" presentation:user-transformed="true">
          <draw:text-box>
            <text:p><text:span text:style-name="T12">Wie berechnet sich die magnetische Quantenzahl </text:span><text:span text:style-name="T13">m</text:span><text:span text:style-name="T71">j</text:span><text:span text:style-name="T12"> des Gesamtdrehimpulses </text:span><text:span text:style-name="T53">J</text:span><text:span text:style-name="T12"> aus denen der Einzeldrehimpulse </text:span><text:span text:style-name="T53">J</text:span><text:span text:style-name="T72">1</text:span><text:span text:style-name="T12">, </text:span><text:span text:style-name="T53">J</text:span><text:span text:style-name="T72">2</text:span><text:span text:style-name="T12">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0">
        <draw:frame presentation:style-name="pr4" draw:text-style-name="P4" draw:layer="layout" svg:width="25.199cm" svg:height="3.506cm" svg:x="1.4cm" svg:y="0.834cm" presentation:class="title" presentation:user-transformed="true">
          <draw:text-box>
            <text:p><text:span text:style-name="T12">Wie lautet die </text:span><text:span text:style-name="T13">Dreiecksungleichung</text:span><text:span text:style-name="T12"> für die möglichen Quantenzahlen </text:span><text:span text:style-name="T13">j</text:span><text:span text:style-name="T12"> des Gesamtdrehimpulses? Wie lässt sie sich physikalisch begründen?</text:span>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0">
        <draw:frame presentation:style-name="pr4" draw:layer="layout" svg:width="25.199cm" svg:height="3.506cm" svg:x="1.4cm" svg:y="0.837cm" presentation:class="title">
          <draw:text-box>
            <text:p>Wie kann man die Clebsch-Gordan-Koeffizienten explizit berechnen?</text:p>
          </draw:text-box>
        </draw:frame>
        <draw:frame presentation:style-name="pr5" draw:layer="layout" svg:width="25.199cm" svg:height="12.18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9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5" svg:font-family="Calibri" style:font-family-generic="swiss"/>
    <style:font-face style:name="Calibri3" svg:font-family="Calibri" style:font-adornments="Regular" style:font-family-generic="swiss"/>
    <style:font-face style:name="Consolas3" svg:font-family="Consolas" style:font-adornments="Regular" style:font-family-generic="modern" style:font-pitch="fixed"/>
    <style:font-face style:name="Consolas2" svg:font-family="Consolas" style:font-adornments="Regular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adornments="Regular" style:font-family-generic="roman" style:font-pitch="variable"/>
    <style:font-face style:name="Consolas" svg:font-family="Consolas" style:font-family-generic="roman" style:font-pitch="variable"/>
    <style:font-face style:name="Consolas1" svg:font-family="Consolas" style:font-adornments="Regular" style:font-family-generic="roman" style:font-pitch="variable"/>
    <style:font-face style:name="Corbel" svg:font-family="Corbel" style:font-family-generic="roman" style:font-pitch="variable"/>
    <style:font-face style:name="Corbel1" svg:font-family="Corbel" style:font-adornments="Regular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adornments="Regular" style:font-family-generic="roman" style:font-pitch="variable"/>
    <style:font-face style:name="Andale Sans UI1" svg:font-family="'Andale Sans UI'" style:font-family-generic="swiss" style:font-pitch="variable"/>
    <style:font-face style:name="Calibri4" svg:font-family="Calibri" style:font-family-generic="swiss" style:font-pitch="variable"/>
    <style:font-face style:name="Calibri2" svg:font-family="Calibri" style:font-adornments="Regular" style:font-family-generic="swiss" style:font-pitch="variable"/>
    <style:font-face style:name="Corbel2" svg:font-family="Corbel" style:font-adornments="Regular" style:font-family-generic="swiss" style:font-pitch="variable"/>
    <style:font-face style:name="Segoe UI2" svg:font-family="'Segoe UI'" style:font-adornments="Regular" style:font-family-generic="swiss" style:font-pitch="variable"/>
    <style:font-face style:name="Tahoma1" svg:font-family="Tahoma" style:font-family-generic="swiss" style:font-pitch="variable"/>
    <style:font-face style:name="Verdana2" svg:font-family="Verdana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font-name="Consolas3" fo:font-family="Consolas" style:font-style-name="Regular" style:font-family-generic="modern" style:font-pitch="fixed"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Verdana2" fo:font-family="Verdana" style:font-style-name="Regular" style:font-family-generic="swiss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font-name="Corbel2" fo:font-family="Corbel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Calibri2" fo:font-family="Calibri" style:font-style-name="Regular" style:font-family-generic="swiss" style:font-pitch="variable" fo:font-size="2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Segoe UI2" fo:font-family="'Segoe UI'" style:font-style-name="Regular" style:font-family-generic="swiss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5</meta:editing-cycles>
    <meta:generator>LibreOffice/4.1.4.2$Windows_x86 LibreOffice_project/0a0440ccc0227ad9829de5f46be37cfb6edcf72</meta:generator>
    <dc:date>2014-10-02T11:00:16.293000000</dc:date>
    <meta:document-statistic meta:object-count="460"/>
  </office:meta>
</office:document-meta>
</file>